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01000000001D32C84ABC71FCAFD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.035cm" draw:stroke-linejoin="miter" draw:fill="none" draw:textarea-vertical-align="top" draw:auto-grow-height="false" draw:fit-to-size="false" fo:min-height="14.086cm" fo:min-width="23.315cm" fo:padding-top="0.381cm" fo:padding-bottom="0.381cm" fo:padding-left="0.508cm" fo:padding-right="0.50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fo:min-height="14.086cm" fo:min-width="23.569cm" fo:padding-top="0.381cm" fo:padding-bottom="0.381cm" fo:padding-left="0.508cm" fo:padding-right="0.508cm" fo:wrap-option="wrap"/>
    </style:style>
    <style:style style:name="gr5" style:family="graphic" style:parent-style-name="standard" style:list-style-name="L4">
      <style:graphic-properties draw:stroke="none" svg:stroke-width="0.035cm" draw:stroke-linejoin="miter" draw:fill="none" draw:textarea-vertical-align="top" draw:auto-grow-height="false" draw:fit-to-size="false" fo:min-height="14.086cm" fo:min-width="23.315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8" style:family="graphic" style:parent-style-name="standard">
      <style:graphic-properties draw:stroke="solid" svg:stroke-width="0.035cm" svg:stroke-color="#a6a1a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78cm" draw:shadow-color="#000000" draw:shadow-opacity="32%"/>
    </style:style>
    <style:style style:name="gr9" style:family="graphic" style:parent-style-name="standard">
      <style:graphic-properties draw:stroke="solid" svg:stroke-width="0.071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bitmap" draw:fill-image-name="msFillBitmap_20_1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>
      <style:graphic-properties draw:stroke="solid" svg:stroke-width="0.026cm" svg:stroke-color="#000000" draw:fill="bitmap" draw:fill-image-name="msFillBitmap_20_1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9">
      <style:graphic-properties draw:stroke="solid" svg:stroke-width="0.035cm" svg:stroke-color="#9c3510" draw:fill="solid" draw:fill-color="#d34817" draw:textarea-vertical-align="middle" draw:auto-grow-height="false" draw:fit-to-size="false" fo:min-height="4.262cm" fo:min-width="12.2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fill="bitmap" draw:fill-image-name="msFillBitmap_20_1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>
      <style:graphic-properties draw:stroke="solid" svg:stroke-width="0.035cm" svg:stroke-color="#6b6162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fill="bitmap" draw:fill-image-name="msFillBitmap_20_1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2.497cm" fo:min-width="11.14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>
      <style:graphic-properties draw:stroke="none" draw:fill="none" fo:min-height="18.152cm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1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26cm" svg:stroke-color="#000000" draw:fill="bitmap" draw:fill-image-name="msFillBitmap_20_1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1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22" style:family="graphic" style:parent-style-name="standard">
      <style:graphic-properties draw:stroke="solid" svg:stroke-width="0.026cm" svg:stroke-color="#000000" draw:fill="bitmap" draw:fill-image-name="msFillBitmap_20_1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3" style:family="graphic" style:parent-style-name="standard">
      <style:graphic-properties draw:stroke="solid" svg:stroke-width="0.106cm" svg:stroke-color="#00b05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notes">
      <style:graphic-properties draw:fill-color="#ffffff" fo:min-height="13.364cm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title">
      <style:graphic-properties fo:min-height="1.776cm"/>
    </style:style>
    <style:style style:name="co1" style:family="table-column">
      <style:table-column-properties style:column-width="7.887cm" style:use-optimal-column-width="false"/>
    </style:style>
    <style:style style:name="co2" style:family="table-column">
      <style:table-column-properties style:column-width="7.892cm" style:use-optimal-column-width="false"/>
    </style:style>
    <style:style style:name="ro1" style:family="table-row">
      <style:table-row-properties style:row-height="2.094cm"/>
    </style:style>
    <style:style style:name="ro2" style:family="table-row">
      <style:table-row-properties style:row-height="2.107cm"/>
    </style:style>
    <style:style style:name="ce1" style:family="table-cell">
      <style:paragraph-properties fo:text-align="center"/>
      <style:text-properties fo:font-size="28pt" style:font-size-asian="28pt" style:font-size-complex="28pt"/>
    </style:style>
    <style:style style:name="ce2" style:family="table-cell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style:paragraph-properties fo:text-align="center"/>
      <style:text-properties fo:color="#00cc33" fo:font-size="28pt" style:font-size-asian="28pt" style:font-size-complex="28pt"/>
    </style:style>
    <style:style style:name="ce4" style:family="table-cell">
      <style:paragraph-properties fo:text-align="center"/>
      <style:text-properties fo:color="#ff0000" fo:font-size="28pt" style:font-size-asian="28pt" style:font-size-complex="28pt"/>
    </style:style>
    <style:style style:name="ce5" style:family="table-cell">
      <style:paragraph-properties fo:text-align="center"/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ce6" style:family="table-cell">
      <style:paragraph-properties fo:text-align="center"/>
      <style:text-properties style:use-window-font-color="true" fo:font-size="28pt" style:font-size-asian="28pt" style:font-size-complex="28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top="0.226cm" fo:margin-bottom="0cm" fo:line-height="100%" fo:text-align="start" style:punctuation-wrap="hanging" style:writing-mode="lr-tb"/>
    </style:style>
    <style:style style:name="P10" style:family="paragraph">
      <loext:graphic-properties draw:fill="none"/>
      <style:paragraph-properties fo:margin-top="0.226cm" fo:margin-bottom="0cm" fo:line-height="100%" fo:text-align="start" style:punctuation-wrap="hanging" style:writing-mode="lr-tb" style:font-independent-line-spacing="true"/>
      <style:text-properties fo:font-size="2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18" style:family="paragraph">
      <style:paragraph-properties fo:margin-top="0cm" fo:margin-bottom="0cm" fo:line-height="100%" fo:text-align="start" style:writing-mode="lr-tb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P20" style:family="paragraph">
      <style:paragraph-properties fo:margin-top="0cm" fo:margin-bottom="0cm" fo:line-height="120%" fo:text-align="start" style:writing-mode="lr-tb"/>
    </style:style>
    <style:style style:name="P21" style:family="paragraph">
      <loext:graphic-properties draw:fill="solid" draw:fill-color="#ffffff"/>
      <style:paragraph-properties fo:margin-top="0cm" fo:margin-bottom="0cm" fo:line-height="120%" fo:text-align="start" style:writing-mode="lr-tb" style:font-independent-line-spacing="true"/>
      <style:text-properties fo:font-size="24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6" style:family="paragraph">
      <loext:graphic-properties draw:fill="bitmap" draw:fill-image-name="msFillBitmap_20_1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7" style:family="paragraph">
      <style:paragraph-properties fo:margin-top="0cm" fo:margin-bottom="0cm" fo:line-height="90%" fo:text-align="start" style:writing-mode="lr-tb"/>
    </style:style>
    <style:style style:name="P28" style:family="paragraph">
      <loext:graphic-properties draw:fill="bitmap" draw:fill-image-name="msFillBitmap_20_13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writing-mode="rl-tb"/>
    </style:style>
    <style:style style:name="P31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2" style:family="paragraph">
      <loext:graphic-properties draw:fill="solid" draw:fill-color="#d34817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4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6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0" style:family="paragraph">
      <loext:graphic-properties draw:fill="solid" draw:fill-color="#d34817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41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43" style:family="paragraph">
      <loext:graphic-properties draw:fill="bitmap" draw:fill-image-name="msFillBitmap_20_1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4" style:family="paragraph">
      <style:paragraph-properties fo:margin-left="0cm" fo:margin-right="0cm" fo:margin-top="0.205cm" fo:margin-bottom="0cm" fo:line-height="12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loext:graphic-properties draw:fill="none"/>
      <style:paragraph-properties fo:text-align="start" style:font-independent-line-spacing="true"/>
      <style:text-properties style:font-name="Times New Roman" fo:font-size="26pt"/>
    </style:style>
    <style:style style:name="P46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48" style:family="paragraph">
      <loext:graphic-properties draw:fill="bitmap" draw:fill-image-name="msFillBitmap_20_15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49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Courier New1" fo:font-size="18pt" fo:hyphenate="false"/>
    </style:style>
    <style:style style:name="P50" style:family="paragraph">
      <loext:graphic-properties draw:fill="bitmap" draw:fill-image-name="msFillBitmap_20_1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1" style:family="paragraph">
      <style:paragraph-properties fo:margin-left="1.693cm" fo:margin-right="0cm" fo:margin-top="0cm" fo:margin-bottom="0cm" fo:line-height="90%" fo:text-align="start" fo:text-indent="-1.692cm" style:writing-mode="lr-tb">
        <style:tab-stops>
          <style:tab-stop style:position="0cm"/>
        </style:tab-stops>
      </style:paragraph-properties>
    </style:style>
    <style:style style:name="P52" style:family="paragraph">
      <loext:graphic-properties draw:fill="bitmap" draw:fill-image-name="msFillBitmap_20_1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3" style:family="paragraph">
      <loext:graphic-properties draw:fill="bitmap" draw:fill-image-name="msFillBitmap_20_18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4" style:family="paragraph">
      <loext:graphic-properties draw:fill="bitmap" draw:fill-image-name="msFillBitmap_20_1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55" style:family="paragraph">
      <style:paragraph-properties fo:margin-left="0cm" fo:margin-right="0cm" fo:margin-top="0.205cm" fo:margin-bottom="0cm" fo:line-height="160%" fo:text-align="start" fo:text-indent="0cm" style:punctuation-wrap="hanging" style:writing-mode="lr-tb"/>
      <style:text-properties fo:hyphenate="false"/>
    </style:style>
    <style:style style:name="P56" style:family="paragraph">
      <style:paragraph-properties fo:text-align="start" style:writing-mode="lr-tb"/>
    </style:style>
    <style:style style:name="P57" style:family="paragraph">
      <style:paragraph-properties fo:text-align="start" style:writing-mode="lr-tb"/>
      <style:text-properties fo:font-size="44pt"/>
    </style:style>
    <style:style style:name="P58" style:family="paragraph">
      <loext:graphic-properties draw:fill="none" draw:fill-color="#ffffff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8" style:family="text">
      <style:text-properties fo:font-variant="normal" fo:text-transform="none" fo:color="#80008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00cc33" fo:font-size="28pt" style:font-size-asian="28pt" style:font-size-complex="28pt"/>
    </style:style>
    <style:style style:name="T14" style:family="text">
      <style:text-properties fo:color="#ff0000" fo:font-size="28pt" style:font-size-asian="28pt" style:font-size-complex="28pt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1" style:family="text">
      <style:text-properties fo:font-variant="normal" fo:text-transform="none" fo:color="#800080" style:text-line-through-style="none" style:text-line-through-type="none" style:text-position="0% 100%" style:font-name="Consolas1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font-variant="normal" fo:text-transform="none" fo:color="#80008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0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42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46" style:family="text">
      <style:text-properties style:use-window-font-color="true" fo:font-size="28pt" style:font-size-asian="28pt" style:font-size-complex="28pt"/>
    </style:style>
    <style:style style:name="T47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2" style:family="text">
      <style:text-properties fo:font-variant="normal" fo:text-transform="none" fo:color="#80008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Courier New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4" style:family="text">
      <style:text-properties fo:font-variant="normal" fo:text-transform="none" fo:color="#80008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7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68" style:family="text">
      <style:text-properties fo:font-variant="normal" fo:text-transform="none" fo:color="#0000ff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font-size="44pt"/>
    </style:style>
    <style:style style:name="T73" style:family="text">
      <style:text-properties fo:font-size="28pt" fo:font-style="italic" style:font-size-asian="28pt" style:font-style-asian="italic" style:font-size-complex="28pt" style:font-style-complex="italic"/>
    </style:style>
    <style:style style:name="T74" style:family="text">
      <style:text-properties fo:font-size="36pt"/>
    </style:style>
    <style:style style:name="T75" style:family="text">
      <style:text-properties fo:font-size="36pt" fo:font-weight="bold" style:font-weight-asian="bold" style:font-weight-complex="bold"/>
    </style:style>
    <style:style style:name="T76" style:family="text">
      <style:text-properties fo:color="#009933" fo:font-size="36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474cm" text:min-label-width="1.013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1.73cm" text:min-label-width="0.75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497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Reference </text:span><text:span text:style-name="T1">variables</text:span></text:p>
          </draw:text-box>
        </draw:frame>
        <draw:frame draw:name="כותרת משנה 3" presentation:style-name="pr2" draw:text-style-name="P4" draw:layer="layout" svg:width="17.779cm" svg:height="4.444cm" svg:x="4.574cm" svg:y="11.474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</text:span><text:span text:style-name="T2">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</text:span><text:span text:style-name="T2">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כותרת_20_ותוכן" presentation:presentation-page-layout-name="AL2T11" xml:id="id2" draw:id="id2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 – two definition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2" draw:text-style-name="P10" draw:layer="layout" svg:width="24.33cm" svg:height="14.847cm" svg:x="0.816cm" svg:y="3.409cm">
          <text:list text:style-name="L3">
            <text:list-item>
              <text:p text:style-name="P9"><text:span text:style-name="T5">(a) A pointer that is used like an object.</text:span></text:p>
            </text:list-item>
            <text:list-item>
              <text:p text:style-name="P9"><text:span text:style-name="T5">(b) Alias - alternative name to existing objec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 xml:id="id3" draw:id="id3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,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4" draw:text-style-name="P10" draw:layer="layout" svg:width="24.584cm" svg:height="14.847cm" svg:x="0.816cm" svg:y="3.409cm">
          <text:list text:style-name="L4">
            <text:list-item>
              <text:p text:style-name="P9"><text:span text:style-name="T5">(a) A pointer that is used like an object.</text:span></text:p>
            </text:list-item>
            <text:list-item>
              <text:p text:style-name="P9"><text:span text:style-name="T5">(b) Alias - alternative name to existing object.</text:span></text:p>
            </text:list-item>
          </text:list>
          <text:p text:style-name="P12"><text:span text:style-name="T6">int</text:span><text:span text:style-name="T7"> i = </text:span><text:span text:style-name="T8">10</text:span><text:span text:style-name="T7">; </text:span><text:span text:style-name="T7"><text:line-break/></text:span><text:span text:style-name="T6">int</text:span><text:span text:style-name="T7">&amp; j = i; </text:span><text:span text:style-name="T9">// j is a int reference </text:span><text:span text:style-name="T9"><text:line-break/></text:span><text:span text:style-name="T9"> <text:s text:c="11"/>// initialized only </text:span></text:p>
          <text:p text:style-name="P12"><text:span text:style-name="T9"><text:s text:c="12"/></text:span><text:span text:style-name="T9">// once ! </text:span><text:span text:style-name="T9"><text:line-break/></text:span><text:span text:style-name="T7">j += </text:span><text:span text:style-name="T8">5</text:span><text:span text:style-name="T7">; </text:span><text:span text:style-name="T9">// changes both i and j </text:span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, example (not a useful one)" draw:style-name="dp1" draw:master-page-name="כותרת_20_ותוכן" presentation:presentation-page-layout-name="AL2T11" xml:id="id4" draw:id="id4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,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3" draw:style-name="gr5" draw:text-style-name="P10" draw:layer="layout" svg:width="24.33cm" svg:height="14.847cm" svg:x="0.816cm" svg:y="3.409cm">
          <text:list text:style-name="L4">
            <text:list-item>
              <text:p text:style-name="P9"><text:span text:style-name="T5">(a) A pointer that is used like an object.</text:span></text:p>
            </text:list-item>
            <text:list-item>
              <text:p text:style-name="P9"><text:span text:style-name="T5">(b) Alias - alternative name to existing object.</text:span></text:p>
            </text:list-item>
          </text:list>
          <text:p text:style-name="P12"><text:span text:style-name="T6">int</text:span><text:span text:style-name="T7"> i = </text:span><text:span text:style-name="T8">10</text:span><text:span text:style-name="T7">; </text:span><text:span text:style-name="T7"><text:line-break/></text:span><text:span text:style-name="T6">int</text:span><text:span text:style-name="T7">&amp; j = i; </text:span><text:span text:style-name="T9">// j is a int reference <text:s text:c="14"/>// initialized only </text:span></text:p>
          <text:p text:style-name="P12"><text:span text:style-name="T9"><text:s text:c="12"/></text:span><text:span text:style-name="T9">// once ! </text:span><text:span text:style-name="T9"><text:line-break/></text:span><text:span text:style-name="T7">j += </text:span><text:span text:style-name="T8">5</text:span><text:span text:style-name="T7">; </text:span><text:span text:style-name="T9">// changes both i and j </text:span><text:span text:style-name="T9"><text:line-break/></text:span><text:span text:style-name="T6">int</text:span><text:span text:style-name="T7">* k = </text:span><text:span text:style-name="T6">new</text:span><text:span text:style-name="T7"> </text:span><text:span text:style-name="T6">int</text:span><text:span text:style-name="T7">(); </text:span><text:span text:style-name="T7"><text:line-break/></text:span><text:span text:style-name="T7">j = k; </text:span><text:span text:style-name="T10">// error k is a pointer </text:span><text:span text:style-name="T9"><text:line-break/></text:span><text:span text:style-name="T7">j = *k; </text:span><text:span text:style-name="T9">// ok j and i equals to *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" draw:text-style-name="P11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vs non-const reference" draw:style-name="dp1" draw:master-page-name="כותרת_20_ותוכן" presentation:presentation-page-layout-name="AL2T11" xml:id="id5" draw:id="id5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inter vs. Reference</text:span></text:p>
          </draw:text-box>
        </draw:frame>
        <draw:frame draw:name="Slide Number Placeholder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4.67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4"><text:span text:style-name="T11">Pointer</text:span></text:p>
              </table:table-cell>
              <table:table-cell>
                <text:p text:style-name="P14"><text:span text:style-name="T11">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11">Initialization</text:span></text:p>
              </table:table-cell>
              <table:table-cell>
                <text:p text:style-name="P14"><text:span text:style-name="T12">Optional</text:span></text:p>
              </table:table-cell>
              <table:table-cell>
                <text:p text:style-name="P14"><text:span text:style-name="T12">Mandatory</text:span></text:p>
              </table:table-cell>
            </table:table-row>
            <table:table-row table:style-name="ro1">
              <table:table-cell table:style-name="ce2">
                <text:p text:style-name="P14"><text:span text:style-name="T11">Dynamic</text:span></text:p>
              </table:table-cell>
              <table:table-cell table:style-name="ce3">
                <text:p text:style-name="P14"><text:span text:style-name="T13">Yes</text:span></text:p>
              </table:table-cell>
              <table:table-cell table:style-name="ce4">
                <text:p text:style-name="P14"><text:span text:style-name="T14">No</text:span></text:p>
              </table:table-cell>
            </table:table-row>
            <table:table-row table:style-name="ro1">
              <table:table-cell table:style-name="ce2">
                <text:p text:style-name="P14"><text:span text:style-name="T11">Arithmetic</text:span></text:p>
              </table:table-cell>
              <table:table-cell table:style-name="ce3">
                <text:p text:style-name="P14"><text:span text:style-name="T13">Yes</text:span></text:p>
              </table:table-cell>
              <table:table-cell table:style-name="ce4">
                <text:p text:style-name="P14"><text:span text:style-name="T14">No</text:span></text:p>
              </table:table-cell>
            </table:table-row>
            <table:table-row table:style-name="ro1">
              <table:table-cell table:style-name="ce2">
                <text:p text:style-name="P14"><text:span text:style-name="T11">Always defined</text:span></text:p>
              </table:table-cell>
              <table:table-cell table:style-name="ce4">
                <text:p text:style-name="P14"><text:span text:style-name="T14">No</text:span></text:p>
              </table:table-cell>
              <table:table-cell table:style-name="ce3">
                <text:p text:style-name="P14"><text:span text:style-name="T13">Yes</text:span></text:p>
              </table:table-cell>
            </table:table-row>
            <table:table-row table:style-name="ro1">
              <table:table-cell table:style-name="ce2">
                <text:p text:style-name="P14"><text:span text:style-name="T11">Notation</text:span></text:p>
              </table:table-cell>
              <table:table-cell table:style-name="ce4">
                <text:p text:style-name="P14"><text:span text:style-name="T14">(*p), <text:s text:c="3"/>p-&gt;x</text:span></text:p>
              </table:table-cell>
              <table:table-cell table:style-name="ce3">
                <text:p text:style-name="P14"><text:span text:style-name="T13">r, <text:s text:c="7"/>r.x</text:span></text:p>
              </table:table-cell>
            </table:table-row>
            <table:table-row table:style-name="ro2">
              <table:table-cell table:style-name="ce2">
                <text:p text:style-name="P14"><text:span text:style-name="T11">Containers</text:span></text:p>
              </table:table-cell>
              <table:table-cell table:style-name="ce3">
                <text:p text:style-name="P14"><text:span text:style-name="T13">Yes</text:span></text:p>
              </table:table-cell>
              <table:table-cell table:style-name="ce4">
                <text:p text:style-name="P14"><text:span text:style-name="T14">No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amous swap" draw:style-name="dp1" draw:master-page-name="כותרת_20_ותוכן" presentation:presentation-page-layout-name="AL2T11" xml:id="id6" draw:id="id6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famous swap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17" draw:layer="layout" svg:width="11.049cm" svg:height="5.842cm" svg:x="0.762cm" svg:y="12.446cm" presentation:class="outline" presentation:user-transformed="true">
          <draw:text-box>
            <text:p text:style-name="P16"><text:span text:style-name="T15">// C version </text:span><text:span text:style-name="T15"><text:line-break/></text:span><text:span text:style-name="T16">void</text:span><text:span text:style-name="T17"> swap (</text:span><text:span text:style-name="T16">int</text:span><text:span text:style-name="T17"> *a, </text:span><text:span text:style-name="T16">int</text:span><text:span text:style-name="T17"> *b) { </text:span><text:span text:style-name="T17"><text:line-break/></text:span><text:span text:style-name="T17">   </text:span><text:span text:style-name="T16">int</text:span><text:span text:style-name="T17"> t = *a; </text:span><text:span text:style-name="T17"><text:line-break/></text:span><text:span text:style-name="T17">   *a = *b; </text:span><text:span text:style-name="T17"><text:line-break/></text:span><text:span text:style-name="T17">   *b = t; </text:span><text:span text:style-name="T17"><text:line-break/></text:span><text:span text:style-name="T17">}</text:span></text:p>
          </draw:text-box>
        </draw:frame>
        <draw:custom-shape draw:name="Text Box 4" draw:style-name="gr6" draw:text-style-name="P19" draw:layer="layout" svg:width="12.673cm" svg:height="5.845cm" svg:x="12.192cm" svg:y="12.192cm">
          <text:p text:style-name="P18"><text:span text:style-name="T18">// C++ version </text:span><text:span text:style-name="T18"><text:line-break/></text:span><text:span text:style-name="T19">void</text:span><text:span text:style-name="T20"> swap (</text:span><text:span text:style-name="T19">int</text:span><text:span text:style-name="T20"> &amp;a, </text:span><text:span text:style-name="T19">int</text:span><text:span text:style-name="T20"> &amp;b) { </text:span><text:span text:style-name="T20"><text:line-break/></text:span><text:span text:style-name="T20">   </text:span><text:span text:style-name="T19">int</text:span><text:span text:style-name="T20"> t = a; </text:span><text:span text:style-name="T20"><text:line-break/></text:span><text:span text:style-name="T20">   a = b; </text:span><text:span text:style-name="T20"><text:line-break/></text:span><text:span text:style-name="T20">   b = t; </text:span><text:span text:style-name="T20"><text:line-break/></text:span><text:span text:style-name="T2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171cm" svg:y2="10.583cm">
          <text:p/>
        </draw:line>
        <draw:custom-shape draw:name="TextBox 3" draw:style-name="gr8" draw:text-style-name="P21" draw:layer="layout" svg:width="12.995cm" svg:height="11.256cm" svg:x="11.135cm" svg:y="1.19cm">
          <text:p text:style-name="P20"><text:span text:style-name="T18">// Wrong version</text:span></text:p>
          <text:p text:style-name="P20"><text:span text:style-name="T19">void</text:span><text:span text:style-name="T20"> swap(</text:span><text:span text:style-name="T19">int</text:span><text:span text:style-name="T20"> a, </text:span><text:span text:style-name="T19">int</text:span><text:span text:style-name="T20"> b) { </text:span><text:span text:style-name="T20"><text:line-break/></text:span><text:span text:style-name="T20">   </text:span><text:span text:style-name="T19">int</text:span><text:span text:style-name="T20"> temp = a; </text:span><text:span text:style-name="T20"><text:line-break/></text:span><text:span text:style-name="T20">   a = b; </text:span><text:span text:style-name="T20"><text:line-break/></text:span><text:span text:style-name="T20">   b = temp; </text:span><text:span text:style-name="T20"><text:line-break/></text:span><text:span text:style-name="T20">} </text:span><text:span text:style-name="T20"><text:line-break/></text:span><text:span text:style-name="T19">int</text:span><text:span text:style-name="T20"> main() { </text:span><text:span text:style-name="T20"><text:line-break/></text:span><text:span text:style-name="T20">   </text:span><text:span text:style-name="T19">int</text:span><text:span text:style-name="T20"> x=</text:span><text:span text:style-name="T21">3</text:span><text:span text:style-name="T20">, y=</text:span><text:span text:style-name="T21">7</text:span><text:span text:style-name="T20">; </text:span><text:span text:style-name="T20"><text:line-break/></text:span><text:span text:style-name="T20">   swap(x, y); </text:span><text:span text:style-name="T20"><text:line-break/></text:span><text:span text:style-name="T20">   </text:span><text:span text:style-name="T18">// still x == 3, y == 7 ! </text:span><text:span text:style-name="T18"><text:line-break/></text:span><text:span text:style-name="T2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value &amp; Rvalue" draw:style-name="dp1" draw:master-page-name="כותרת_20_ותוכן" presentation:presentation-page-layout-name="AL2T11" xml:id="id7" draw:id="id7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16"><text:span text:style-name="T22">Lvalue</text:span><text:span text:style-name="T23"> =</text:span><text:span text:style-name="T22"> Left Value – </text:span><text:span text:style-name="T23">can appear at left side of =.</text:span></text:p>
            <text:p text:style-name="P16"><text:span text:style-name="T23"><text:s text:c="12"/></text:span><text:span text:style-name="T23">=</text:span><text:span text:style-name="T22"> Located Value – </text:span><text:span text:style-name="T23">has a fixed memory location.</text:span></text:p>
            <text:p text:style-name="P16"><text:span text:style-name="T23"><text:s text:c="15"/></text:span><text:span text:style-name="T23">Examples: <text:s/>variables, references <text:s/>…</text:span></text:p>
            <text:p text:style-name="P16"><text:span text:style-name="T22">Rvalue</text:span><text:span text:style-name="T23"> = not Left Value. <text:s text:c="5"/>Numbers, temporaries</text:span><text:span text:style-name="T22"> </text:span><text:span text:style-name="T23">…</text:span></text:p>
            <text:p text:style-name="P16"><text:span text:style-name="T24">int</text:span><text:span text:style-name="T25"> a=1; </text:span><text:span text:style-name="T25"><text:line-break/></text:span><text:span text:style-name="T25">a=</text:span><text:span text:style-name="T26">5</text:span><text:span text:style-name="T25">; </text:span><text:span text:style-name="T27">// Lvalue = Rvalue, Ok </text:span><text:span text:style-name="T27"><text:line-break/></text:span><text:span text:style-name="T25">a=a; </text:span><text:span text:style-name="T27">// Lvalue = Lvalue, Ok </text:span><text:span text:style-name="T27"><text:line-break/></text:span><text:span text:style-name="T26">5</text:span><text:span text:style-name="T25">=a; </text:span><text:span text:style-name="T27">// Rvalue = Lvalue Comp. error </text:span><text:span text:style-name="T27"><text:line-break/></text:span><text:span text:style-name="T26">5</text:span><text:span text:style-name="T25">=</text:span><text:span text:style-name="T26">5</text:span><text:span text:style-name="T25">; </text:span><text:span text:style-name="T27">// Rvalue = Rvalue Comp. error </text:span></text:p>
            <text:p text:style-name="P16"><text:span text:style-name="T28">a+5=7; </text:span><text:span text:style-name="T25"><text:s/></text:span><text:span text:style-name="T27">// Temporary = Rvalue - Comp. error</text:span></text:p>
            <text:p text:style-name="P16"><text:span text:style-name="T28">f(5)=7; </text:span><text:span text:style-name="T27">// RIDDLE: Is this legal?</text:span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 xml:id="id8" draw:id="id8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Lvalue &amp; Rvalu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16"><text:span text:style-name="T22">Lvalue</text:span><text:span text:style-name="T23"> =</text:span><text:span text:style-name="T22"> Left Value – </text:span><text:span text:style-name="T23">can appear at left side of =.</text:span></text:p>
            <text:p text:style-name="P16"><text:span text:style-name="T23"><text:s text:c="12"/></text:span><text:span text:style-name="T23">=</text:span><text:span text:style-name="T22"> Located Value – </text:span><text:span text:style-name="T23">has a fixed memory location.</text:span></text:p>
            <text:p text:style-name="P16"><text:span text:style-name="T23"><text:s text:c="15"/></text:span><text:span text:style-name="T23">Examples: <text:s/>variables, references <text:s/>…</text:span></text:p>
            <text:p text:style-name="P16"><text:span text:style-name="T22">Rvalue</text:span><text:span text:style-name="T23"> = not Left Value. <text:s text:c="5"/>Numbers, temporaries</text:span><text:span text:style-name="T22"> </text:span><text:span text:style-name="T23">…</text:span></text:p>
            <text:p text:style-name="P16"><text:span text:style-name="T24">int</text:span><text:span text:style-name="T25"> a=1; </text:span><text:span text:style-name="T25"><text:line-break/></text:span><text:span text:style-name="T25">a=</text:span><text:span text:style-name="T26">5</text:span><text:span text:style-name="T25">; </text:span><text:span text:style-name="T27">// Lvalue = Rvalue, Ok </text:span><text:span text:style-name="T27"><text:line-break/></text:span><text:span text:style-name="T25">a=a; </text:span><text:span text:style-name="T27">// Lvalue = Lvalue, Ok </text:span><text:span text:style-name="T27"><text:line-break/></text:span><text:span text:style-name="T26">5</text:span><text:span text:style-name="T25">=a; </text:span><text:span text:style-name="T27">// Rvalue = Lvalue Comp. error </text:span><text:span text:style-name="T27"><text:line-break/></text:span><text:span text:style-name="T26">5</text:span><text:span text:style-name="T25">=</text:span><text:span text:style-name="T26">5</text:span><text:span text:style-name="T25">; </text:span><text:span text:style-name="T27">// Rvalue = Rvalue Comp. error </text:span></text:p>
            <text:p text:style-name="P16"><text:span text:style-name="T28">a+5=7; </text:span><text:span text:style-name="T25"><text:s/></text:span><text:span text:style-name="T27">// Temporary = Rvalue - Comp. error</text:span></text:p>
            <text:p text:style-name="P16"><text:span text:style-name="T28">f(5)=7; </text:span><text:span text:style-name="T27">// .. it depends: we will see soon.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 xml:id="id9" draw:id="id9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reference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23"><text:span text:style-name="T23">non-const Reference – only to a non const Lvalue.</text:span></text:p>
            <text:p text:style-name="P23"><text:span text:style-name="T23">const reference – to both Lvalue and Rvalue</text:span></text:p>
            <text:p text:style-name="P24"><text:span text:style-name="T24">int</text:span><text:span text:style-name="T25"> lv=</text:span><text:span text:style-name="T26">1</text:span><text:span text:style-name="T25">; </text:span><text:span text:style-name="T25"><text:line-break/></text:span><text:span text:style-name="T24">const</text:span><text:span text:style-name="T25"> </text:span><text:span text:style-name="T24">int</text:span><text:span text:style-name="T25"> clv=</text:span><text:span text:style-name="T26">2</text:span><text:span text:style-name="T25">; </text:span><text:span text:style-name="T25"><text:line-break/></text:span><text:span text:style-name="T24">int</text:span><text:span text:style-name="T25">&amp; lvr1=lv; </text:span><text:span text:style-name="T25"><text:line-break/></text:span><text:span text:style-name="T24">int</text:span><text:span text:style-name="T25">&amp; lvr2=lv+</text:span><text:span text:style-name="T26">1</text:span><text:span text:style-name="T25">; </text:span><text:span text:style-name="T29">//error! </text:span><text:span text:style-name="T29"><text:line-break/></text:span><text:span text:style-name="T24">int</text:span><text:span text:style-name="T25">&amp; lvr3=clv; <text:s/></text:span><text:span text:style-name="T29">//error!</text:span><text:span text:style-name="T29"><text:line-break/></text:span><text:span text:style-name="T24">const</text:span><text:span text:style-name="T25"> </text:span><text:span text:style-name="T24">int</text:span><text:span text:style-name="T25">&amp; cr1=clv; </text:span><text:span text:style-name="T25"><text:line-break/></text:span><text:span text:style-name="T24">const</text:span><text:span text:style-name="T25"> </text:span><text:span text:style-name="T24">int</text:span><text:span text:style-name="T25">&amp; cr2=</text:span><text:span text:style-name="T26">5</text:span><text:span text:style-name="T25">+</text:span><text:span text:style-name="T26">5</text:span><text:span text:style-name="T25">;</text:span></text:p>
            <text:p text:style-name="P24"><text:span text:style-name="T25"/></text:p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/L value and references" draw:style-name="dp1" draw:master-page-name="כותרת_20_ותוכן" presentation:presentation-page-layout-name="AL2T11" xml:id="id10" draw:id="id10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/L value and references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23"><text:span text:style-name="T23">non-const Reference – only to a non const Lvalue.</text:span></text:p>
            <text:p text:style-name="P23"><text:span text:style-name="T23">const reference – to both Lvalue and Rvalue</text:span></text:p>
            <text:p text:style-name="P24"><text:span text:style-name="T24">int</text:span><text:span text:style-name="T25"> lv=</text:span><text:span text:style-name="T26">1</text:span><text:span text:style-name="T25">; </text:span><text:span text:style-name="T25"><text:line-break/></text:span><text:span text:style-name="T24">const</text:span><text:span text:style-name="T25"> </text:span><text:span text:style-name="T24">int</text:span><text:span text:style-name="T25"> clv=</text:span><text:span text:style-name="T26">2</text:span><text:span text:style-name="T25">; </text:span><text:span text:style-name="T25"><text:line-break/></text:span><text:span text:style-name="T24">int</text:span><text:span text:style-name="T25">&amp; lvr1=lv; </text:span><text:span text:style-name="T25"><text:line-break/></text:span><text:span text:style-name="T24">int</text:span><text:span text:style-name="T25">&amp; lvr2=lv+</text:span><text:span text:style-name="T26">1</text:span><text:span text:style-name="T25">; </text:span><text:span text:style-name="T29">//error! </text:span><text:span text:style-name="T29"><text:line-break/></text:span><text:span text:style-name="T24">int</text:span><text:span text:style-name="T25">&amp; lvr3=clv; <text:s/></text:span><text:span text:style-name="T29">//error!</text:span><text:span text:style-name="T29"><text:line-break/></text:span><text:span text:style-name="T24">const</text:span><text:span text:style-name="T25"> </text:span><text:span text:style-name="T24">int</text:span><text:span text:style-name="T25">&amp; cr1=clv; </text:span><text:span text:style-name="T25"><text:line-break/></text:span><text:span text:style-name="T24">const</text:span><text:span text:style-name="T25"> </text:span><text:span text:style-name="T24">int</text:span><text:span text:style-name="T25">&amp; cr2=</text:span><text:span text:style-name="T26">5</text:span><text:span text:style-name="T25">+</text:span><text:span text:style-name="T26">5</text:span><text:span text:style-name="T25">; // This is useful for</text:span></text:p>
            <text:p text:style-name="P24"><text:span text:style-name="T25"><text:s text:c="20"/></text:span><text:span text:style-name="T25">// Functions arguments </text:span></text:p>
            <text:p text:style-name="P24"><text:span text:style-name="T25"/></text:p>
          </draw:text-box>
        </draw:frame>
        <draw:custom-shape draw:name="מלבן 5" draw:style-name="gr9" draw:text-style-name="P11" draw:layer="layout" svg:width="24.129cm" svg:height="3.386cm" svg:x="0.635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fancy way to pass arguments to function" draw:style-name="dp1" draw:master-page-name="כותרת_20_ותוכן" presentation:presentation-page-layout-name="AL2T11" xml:id="id11" draw:id="id11">
        <office:forms form:automatic-focus="false" form:apply-design-mode="false"/>
        <draw:frame draw:name="Rectangle 2" presentation:style-name="pr4" draw:text-style-name="P2" draw:layer="layout" svg:width="23.706cm" svg:height="1.988cm" svg:x="0.847cm" svg:y="0.763cm" presentation:class="title" presentation:user-transformed="true">
          <draw:text-box>
            <text:p text:style-name="P6"><text:span text:style-name="T30">A fancy way to pass arguments to function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2" draw:layer="layout" svg:width="23.706cm" svg:height="15.874cm" svg:x="0.847cm" svg:y="3.175cm" presentation:class="outline" presentation:user-transformed="true">
          <draw:text-box>
            <text:p text:style-name="P23"><text:span text:style-name="T31">// Pass by value </text:span><text:span text:style-name="T31"><text:line-break/></text:span><text:span text:style-name="T32">void</text:span><text:span text:style-name="T33"> foo (</text:span><text:span text:style-name="T32">int</text:span><text:span text:style-name="T33"> a) </text:span><text:span text:style-name="T33"><text:line-break/></text:span><text:span text:style-name="T33">{ </text:span><text:span text:style-name="T33"><text:line-break/></text:span><text:span text:style-name="T33">   ... </text:span><text:span text:style-name="T33"><text:line-break/></text:span><text:span text:style-name="T33">} </text:span><text:span text:style-name="T33"><text:line-break/></text:span><text:span text:style-name="T31">// Pass by pointer </text:span><text:span text:style-name="T31"><text:line-break/></text:span><text:span text:style-name="T32">void</text:span><text:span text:style-name="T33"> foo (</text:span><text:span text:style-name="T32">int</text:span><text:span text:style-name="T33"> *pa) </text:span><text:span text:style-name="T33"><text:line-break/></text:span><text:span text:style-name="T33">{ </text:span><text:span text:style-name="T33"><text:line-break/></text:span><text:span text:style-name="T33">   ... </text:span><text:span text:style-name="T33"><text:line-break/></text:span><text:span text:style-name="T33">}</text:span></text:p>
          </draw:text-box>
        </draw:frame>
        <draw:custom-shape draw:name="Text Box 4" draw:style-name="gr6" draw:text-style-name="P11" draw:layer="layout" svg:width="12.673cm" svg:height="5.843cm" svg:x="12.171cm" svg:y="2.991cm">
          <text:p text:style-name="P18"><text:span text:style-name="T34">// pass by const ref </text:span><text:span text:style-name="T34"><text:line-break/></text:span><text:span text:style-name="T35">void</text:span><text:span text:style-name="T36"> foo (</text:span><text:span text:style-name="T35">const</text:span><text:span text:style-name="T36"> </text:span><text:span text:style-name="T35">int</text:span><text:span text:style-name="T36"> &amp;a) </text:span><text:span text:style-name="T36"><text:line-break/></text:span><text:span text:style-name="T36">{ </text:span><text:span text:style-name="T36"><text:line-break/></text:span><text:span text:style-name="T36">   ... </text:span><text:span text:style-name="T36"><text:line-break/></text:span><text:span text:style-name="T3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171cm" svg:y2="10.583cm">
          <text:p/>
        </draw:line>
        <draw:custom-shape draw:name="Rectangle 7" draw:style-name="gr10" draw:text-style-name="P26" draw:layer="layout" svg:width="22.564cm" svg:height="3.888cm" svg:x="1.248cm" svg:y="14.517cm">
          <text:list text:style-name="L6">
            <text:list-item>
              <text:p text:style-name="P25"><text:span text:style-name="T37">Avoid copying objects, without allowing changes in their val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reference to variable" draw:style-name="dp1" draw:master-page-name="כותרת_20_ותוכן" presentation:presentation-page-layout-name="AL2T11" xml:id="id12" draw:id="id12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2" draw:layer="layout" svg:width="23.706cm" svg:height="15.874cm" svg:x="0.847cm" svg:y="2.963cm" presentation:class="outline" presentation:user-transformed="true">
          <draw:text-box>
            <text:p text:style-name="P23"><text:span text:style-name="T32">class</text:span><text:span text:style-name="T33"> Buffer </text:span><text:span text:style-name="T33"><text:line-break/></text:span><text:span text:style-name="T33">{ </text:span><text:span text:style-name="T33"><text:line-break/></text:span><text:span text:style-name="T33">   </text:span><text:span text:style-name="T32">size_t </text:span><text:span text:style-name="T33">_length; </text:span><text:span text:style-name="T33"><text:line-break/></text:span><text:span text:style-name="T33">   </text:span><text:span text:style-name="T32">int</text:span><text:span text:style-name="T33"> *_buf; </text:span><text:span text:style-name="T33"><text:line-break/></text:span><text:span text:style-name="T32">public</text:span><text:span text:style-name="T33">: </text:span><text:span text:style-name="T33"><text:line-break/></text:span><text:span text:style-name="T33">   Buffer (</text:span><text:span text:style-name="T32">size_t</text:span><text:span text:style-name="T33"> l) : </text:span><text:span text:style-name="T33"><text:line-break/></text:span><text:span text:style-name="T33">   _length (l), </text:span><text:span text:style-name="T33"><text:line-break/></text:span><text:span text:style-name="T33">   _buf (</text:span><text:span text:style-name="T32">new</text:span><text:span text:style-name="T33"> </text:span><text:span text:style-name="T32">int</text:span><text:span text:style-name="T33"> [l]) </text:span><text:span text:style-name="T33"><text:line-break/></text:span><text:span text:style-name="T33">   { </text:span><text:span text:style-name="T33"><text:line-break/></text:span><text:span text:style-name="T33">   } </text:span><text:span text:style-name="T33"><text:line-break/></text:span><text:span text:style-name="T33">   </text:span><text:span text:style-name="T32">int</text:span><text:span text:style-name="T33">&amp; get(</text:span><text:span text:style-name="T32">size_t </text:span><text:span text:style-name="T33">i) </text:span><text:span text:style-name="T33"><text:line-break/></text:span><text:span text:style-name="T33">   { </text:span><text:span text:style-name="T33"><text:line-break/></text:span><text:span text:style-name="T33">      </text:span><text:span text:style-name="T32">return</text:span><text:span text:style-name="T33"> _buf[i]; </text:span><text:span text:style-name="T33"><text:line-break/></text:span><text:span text:style-name="T33">   } </text:span><text:span text:style-name="T33"><text:line-break/></text:span><text:span text:style-name="T33">}; </text:span></text:p>
          </draw:text-box>
        </draw:frame>
        <draw:custom-shape draw:name="Text Box 4" draw:style-name="gr6" draw:text-style-name="P11" draw:layer="layout" svg:width="12.673cm" svg:height="6.655cm" svg:x="12.171cm" svg:y="3.175cm">
          <text:p text:style-name="P20"><text:span text:style-name="T35">int</text:span><text:span text:style-name="T36"> main () </text:span><text:span text:style-name="T36"><text:line-break/></text:span><text:span text:style-name="T36">{ </text:span><text:span text:style-name="T36"><text:line-break/></text:span><text:span text:style-name="T36">   Buffer buf(</text:span><text:span text:style-name="T38">5</text:span><text:span text:style-name="T36">); </text:span><text:span text:style-name="T36"><text:line-break/></text:span><text:span text:style-name="T36">   buf.get(</text:span><text:span text:style-name="T38">0</text:span><text:span text:style-name="T36">)= </text:span><text:span text:style-name="T38">3</text:span><text:span text:style-name="T36">; </text:span><text:span text:style-name="T36"><text:line-break/></text:span><text:span text:style-name="T36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171cm" svg:y2="10.583cm">
          <text:p/>
        </draw:line>
        <draw:custom-shape draw:name="Rectangle 7" draw:style-name="gr11" draw:text-style-name="P28" draw:layer="layout" svg:width="10.9cm" svg:height="5.282cm" svg:x="12.912cm" svg:y="13.123cm">
          <text:p text:style-name="P27"><text:span text:style-name="T37">Return a ref. to a legal variable (e.g. not on the function stack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" draw:style-name="dp1" draw:master-page-name="כותרת_20_ותוכן" presentation:presentation-page-layout-name="AL2T11" xml:id="id13" draw:id="id13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Summary</text:span></text:p>
          </draw:text-box>
        </draw:frame>
        <draw:frame draw:name="מציין מיקום תוכן 2" presentation:style-name="pr8" draw:text-style-name="P22" draw:layer="layout" svg:width="23.706cm" svg:height="15.874cm" svg:x="0.847cm" svg:y="2.54cm" presentation:class="outline" presentation:user-transformed="true">
          <draw:text-box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</draw:text-box>
        </draw:frame>
        <draw:custom-shape draw:name="TextBox 3" draw:style-name="gr8" draw:text-style-name="P29" draw:layer="layout" svg:width="20.954cm" svg:height="1.267cm" svg:x="2.54cm" svg:y="5.927cm">
          <text:p text:style-name="P20"><text:span text:style-name="T35">int</text:span><text:span text:style-name="T36"> * func(</text:span><text:span text:style-name="T35">int</text:span><text:span text:style-name="T36"> *var0, </text:span><text:span text:style-name="T35">int</text:span><text:span text:style-name="T36"> &amp;var1, </text:span><text:span text:style-name="T35">int</text:span><text:span text:style-name="T36"> var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2" draw:text-style-name="P31" draw:layer="layout" svg:width="5.714cm" svg:height="1.961cm" svg:x="1.524cm" svg:y="9.215cm">
          <text:p text:style-name="P30"><text:span text:style-name="T39">By pointer</text:span></text:p>
          <draw:enhanced-geometry draw:mirror-horizontal="false" draw:mirror-vertical="false" svg:viewBox="0 0 0 0" draw:text-areas="?f38 ?f38 ?f39 ?f40" draw:type="ooxml-wedgeRoundRectCallout" draw:modifiers="85009 -1660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12" draw:text-style-name="P32" draw:layer="layout" svg:width="6.984cm" svg:height="2.502cm" svg:x="7.874cm" svg:y="10.198cm">
          <text:p text:style-name="P30"><text:span text:style-name="T39">By reference</text:span></text:p>
          <draw:enhanced-geometry draw:mirror-horizontal="false" draw:mirror-vertical="false" svg:viewBox="0 0 0 0" draw:text-areas="?f38 ?f38 ?f39 ?f40" draw:type="ooxml-wedgeRoundRectCallout" draw:modifiers="44915 -16136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12" draw:text-style-name="P31" draw:layer="layout" svg:width="4.852cm" svg:height="2.116cm" svg:x="15.722cm" svg:y="9.906cm">
          <text:p text:style-name="P30"><text:span text:style-name="T39">By Value</text:span></text:p>
          <draw:enhanced-geometry draw:mirror-horizontal="false" draw:mirror-vertical="false" svg:viewBox="0 0 0 0" draw:text-areas="?f38 ?f38 ?f39 ?f40" draw:type="ooxml-wedgeRoundRectCallout" draw:modifiers="-1042 -1893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7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9" draw:text-style-name="P3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5" draw:layer="layout" svg:width="8.545cm" svg:height="1.419cm" svg:x="11.174cm" svg:y="27.01cm" presentation:class="page-number" presentation:user-transformed="true">
            <draw:text-box>
              <text:p text:style-name="P34"><text:span text:style-name="T40"><text:page-number>&lt;number&gt;</text:page-number></text:span></text:p>
            </draw:text-box>
          </draw:frame>
        </presentation:notes>
      </draw:page>
      <draw:page draw:name="References - why?" draw:style-name="dp1" draw:master-page-name="כותרת_20_ותוכן" presentation:presentation-page-layout-name="AL2T11" xml:id="id14" draw:id="id14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ferences - why?</text:span></text:p>
          </draw:text-box>
        </draw:frame>
        <draw:frame draw:name="מציין מיקום תוכן 2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36"><text:span text:style-name="T22"/></text:p>
            <text:list text:style-name="L7">
              <text:list-item>
                <text:p text:style-name="P36"><text:span text:style-name="T22">Efficiency – avoid copying arguments</text:span></text:p>
              </text:list-item>
              <text:list-item>
                <text:p text:style-name="P36"><text:span text:style-name="T23">Enables modifying variables outside a function</text:span></text:p>
              </text:list-item>
              <text:list-item>
                <text:p text:style-name="P36"><text:span text:style-name="T41">But that can be done with pointers too!</text:span></text:p>
              </text:list-item>
              <text:list-item>
                <text:p text:style-name="P36"><text:span text:style-name="T23">Everything that can be done with references, can be </text:span><text:span text:style-name="T23">done with pointers </text:span></text:p>
              </text:list-item>
              <text:list-item>
                <text:p text:style-name="P36"><text:span text:style-name="T23">But some “dangerous” features of pointers cannot be </text:span><text:span text:style-name="T23">done (or harder to do) with references</text:span></text:p>
              </text:list-item>
              <text:list-item>
                <text:p text:style-name="P36"><text:span text:style-name="T23">Easier to optimize by the compiler</text:span></text:p>
              </text:list-item>
              <text:list-item>
                <text:p text:style-name="P36"><text:span text:style-name="T23">More convenient in many cases (see examples)</text:span></text:p>
              </text:list-item>
              <text:list-item>
                <text:p text:style-name="P36"><text:span text:style-name="T22">Widely used as parameters and return values</text:span></text:p>
              </text:list-item>
            </text:list>
          </draw:text-box>
        </draw:frame>
        <draw:frame draw:name="Slide Number Placeholder 3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9" draw:text-style-name="P3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5" draw:layer="layout" svg:width="8.545cm" svg:height="1.419cm" svg:x="11.174cm" svg:y="27.01cm" presentation:class="page-number" presentation:user-transformed="true">
            <draw:text-box>
              <text:p text:style-name="P34"><text:span text:style-name="T40"><text:page-number>&lt;number&gt;</text:page-number></text:span></text:p>
            </draw:text-box>
          </draw:frame>
        </presentation:notes>
      </draw:page>
      <draw:page draw:name="Reference – more" draw:style-name="dp1" draw:master-page-name="כותרת_20_ותוכן" presentation:presentation-page-layout-name="AL2T11" xml:id="id15" draw:id="id15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reference from a function </text:span><text:span text:style-name="T42">(folder 1)</text:span></text:p>
          </draw:text-box>
        </draw:frame>
        <draw:frame draw:name="מציין מיקום תוכן 2" presentation:style-name="pr8" draw:text-style-name="P38" draw:layer="layout" svg:width="23.706cm" svg:height="15.874cm" svg:x="0.847cm" svg:y="2.54cm" presentation:class="outline" presentation:user-transformed="true">
          <draw:text-box>
            <text:p text:style-name="P23"><text:span text:style-name="T43"/></text:p>
            <text:list text:style-name="L7">
              <text:list-item>
                <text:p text:style-name="P23"><text:span text:style-name="T43">Don’t return a reference to a local variable.</text:span></text:p>
              </text:list-item>
              <text:list-item>
                <text:p text:style-name="P23"><text:span text:style-name="T43">You can return a pointer or a reference to a variable </text:span><text:span text:style-name="T43">that will survive the function call, e.g:</text:span></text:p>
              </text:list-item>
            </text:list>
            <text:list text:style-name="L8">
              <text:list-item>
                <text:list>
                  <text:list-item>
                    <text:p text:style-name="P37"><text:span text:style-name="T44">A heap variable (allocated with new).</text:span></text:p>
                  </text:list-item>
                  <text:list-item>
                    <text:p text:style-name="P37"><text:span text:style-name="T44">A variable from a lower part of the stack.</text:span></text:p>
                  </text:list-item>
                  <text:list-item>
                    <text:p text:style-name="P37"><text:span text:style-name="T44">Globals.</text:span></text:p>
                  </text:list-item>
                  <text:list-item>
                    <text:p text:style-name="P37"><text:span text:style-name="T44">Class members.</text:span></text:p>
                  </text:list-item>
                </text:list>
              </text:list-item>
            </text:list>
          </draw:text-box>
        </draw:frame>
        <draw:frame draw:name="Slide Number Placeholder 3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9" draw:text-style-name="P33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0" draw:text-style-name="P35" draw:layer="layout" svg:width="8.545cm" svg:height="1.419cm" svg:x="11.174cm" svg:y="27.01cm" presentation:class="page-number" presentation:user-transformed="true">
            <draw:text-box>
              <text:p text:style-name="P34"><text:span text:style-name="T40"><text:page-number>&lt;number&gt;</text:page-number></text:span></text:p>
            </draw:text-box>
          </draw:frame>
        </presentation:notes>
      </draw:page>
      <draw:page draw:name="page16" draw:style-name="dp1" draw:master-page-name="כותרת_20_ותוכן" presentation:presentation-page-layout-name="AL2T11" xml:id="id16" draw:id="id16">
        <office:forms form:automatic-focus="false" form:apply-design-mode="false"/>
        <draw:custom-shape draw:name="TextBox 3" draw:style-name="gr8" draw:text-style-name="P29" draw:layer="layout" svg:width="23.908cm" svg:height="17.114cm" svg:x="0.856cm" svg:y="0.635cm">
          <text:p text:style-name="P20"><text:span text:style-name="T35">void</text:span><text:span text:style-name="T36"> add(Point&amp; a, Point b) </text:span><text:span text:style-name="T36"><text:line-break/></text:span><text:span text:style-name="T36">{ </text:span><text:span text:style-name="T36"><text:line-break/></text:span><text:span text:style-name="T36"><text:tab/></text:span><text:span text:style-name="T34">// a is reference, b is a copy </text:span><text:span text:style-name="T34"><text:line-break/></text:span><text:span text:style-name="T34"><text:tab/></text:span><text:span text:style-name="T36">a._x+= b._x; </text:span><text:span text:style-name="T36"><text:line-break/></text:span><text:span text:style-name="T36"><text:tab/></text:span><text:span text:style-name="T36">a._y+= b._y; </text:span><text:span text:style-name="T36"><text:line-break/></text:span><text:span text:style-name="T36">}</text:span></text:p>
          <text:p text:style-name="P20"><text:span text:style-name="T36"><text:s/></text:span><text:span text:style-name="T36"><text:line-break/></text:span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<text:tab/></text:span><text:span text:style-name="T36">Point p1(</text:span><text:span text:style-name="T38">2</text:span><text:span text:style-name="T36">,</text:span><text:span text:style-name="T38">3</text:span><text:span text:style-name="T36">), p2(</text:span><text:span text:style-name="T38">4</text:span><text:span text:style-name="T36">,</text:span><text:span text:style-name="T38">5</text:span><text:span text:style-name="T36">); </text:span><text:span text:style-name="T36"><text:line-break/></text:span><text:span text:style-name="T36"><text:tab/></text:span><text:span text:style-name="T36">add(p1,p2); </text:span><text:span text:style-name="T34">// note: we don’t send pointers! </text:span><text:span text:style-name="T34"><text:line-break/></text:span><text:span text:style-name="T34"><text:tab/></text:span><text:span text:style-name="T34"><text:tab/></text:span><text:span text:style-name="T34"> <text:s text:c="4"/>// p1 is now (6,8) </text:span></text:p>
          <text:p text:style-name="P20"><text:span text:style-name="T36"><text:tab/></text:span><text:span text:style-name="T36">...</text:span><text:span text:style-name="T34"><text:line-break/></text:span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כותרת_20_ותוכן" presentation:presentation-page-layout-name="AL2T11" xml:id="id17" draw:id="id17">
        <office:forms form:automatic-focus="false" form:apply-design-mode="false"/>
        <draw:frame draw:name="מציין מיקום תוכן 2" presentation:style-name="pr7" draw:text-style-name="P22" draw:layer="layout" svg:width="21.589cm" svg:height="12.699cm" svg:x="2.54cm" svg:y="6.138cm" presentation:class="outline" presentation:user-transformed="true">
          <draw:text-box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  <text:p text:style-name="P23"><text:span text:style-name="T23"/></text:p>
          </draw:text-box>
        </draw:frame>
        <draw:custom-shape draw:name="TextBox 6" draw:style-name="gr8" draw:text-style-name="P29" draw:layer="layout" svg:width="24.552cm" svg:height="18.333cm" svg:x="0.423cm" svg:y="0.041cm">
          <text:p text:style-name="P20"><text:span text:style-name="T35">void</text:span><text:span text:style-name="T36"> add(Point&amp; a, </text:span><text:span text:style-name="T35">const</text:span><text:span text:style-name="T36"> Point&amp; b) </text:span><text:span text:style-name="T36"><text:line-break/></text:span><text:span text:style-name="T36">{ </text:span><text:span text:style-name="T36"><text:line-break/></text:span><text:span text:style-name="T36">   </text:span><text:span text:style-name="T34">// a is reference, </text:span></text:p>
          <text:p text:style-name="P20"><text:span text:style-name="T34"><text:s text:c="3"/></text:span><text:span text:style-name="T34">// b is a const ref </text:span><text:span text:style-name="T34"><text:line-break/></text:span><text:span text:style-name="T34"> <text:s text:c="2"/></text:span><text:span text:style-name="T36">a._x+= b._x; </text:span><text:span text:style-name="T36"><text:line-break/></text:span><text:span text:style-name="T36">   a._y+= b._y; </text:span><text:span text:style-name="T36"><text:line-break/></text:span><text:span text:style-name="T36">}</text:span></text:p>
          <text:p text:style-name="P20"><text:span text:style-name="T36"><text:s/></text:span><text:span text:style-name="T36"><text:line-break/></text:span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Point p1(</text:span><text:span text:style-name="T38">2</text:span><text:span text:style-name="T36">,</text:span><text:span text:style-name="T38">3</text:span><text:span text:style-name="T36">), p2(</text:span><text:span text:style-name="T38">4</text:span><text:span text:style-name="T36">,</text:span><text:span text:style-name="T38">5</text:span><text:span text:style-name="T36">); </text:span><text:span text:style-name="T36"><text:line-break/></text:span><text:span text:style-name="T36">   add(p1,p2); </text:span><text:span text:style-name="T34">// note: we dont send pointers! </text:span><text:span text:style-name="T34"><text:line-break/></text:span><text:span text:style-name="T34">   </text:span><text:span text:style-name="T34"><text:tab/></text:span><text:span text:style-name="T34"><text:tab/></text:span><text:span text:style-name="T34">// p1 is now (6,8)</text:span></text:p>
          <text:p text:style-name="P20"><text:span text:style-name="T36"><text:s text:c="3"/></text:span><text:span text:style-name="T36">... </text:span><text:span text:style-name="T36"><text:line-break/></text:span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4" draw:style-name="gr13" draw:text-style-name="P40" draw:layer="layout" svg:width="13.208cm" svg:height="5cm" svg:x="12.7cm" svg:y="3.387cm">
          <text:list text:style-name="L9">
            <text:list-item>
              <text:p text:style-name="P39"><text:span text:style-name="T45">b is Reference =&gt; is not copied</text:span></text:p>
            </text:list-item>
            <text:list-item>
              <text:p text:style-name="P39"><text:span text:style-name="T45">b is Const <text:s text:c="6"/>=&gt; we can't change it</text:span></text:p>
            </text:list-item>
            <text:list-item>
              <text:p text:style-name="P39"><text:span text:style-name="T45">Important for large objects!</text:span></text:p>
            </text:list-item>
          </text:list>
          <draw:enhanced-geometry draw:mirror-horizontal="false" draw:mirror-vertical="false" svg:viewBox="0 0 0 0" draw:text-areas="?f38 ?f38 ?f39 ?f40" draw:type="ooxml-wedgeRoundRectCallout" draw:modifiers="-55746 -9128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כותרת_20_ותוכן" presentation:presentation-page-layout-name="AL2T11" xml:id="id18" draw:id="id18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arameter passing</text:span></text:p>
          </draw:text-box>
        </draw:frame>
        <draw:frame draw:name="Slide Number Placeholder 2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standard" draw:layer="layout" svg:width="23.665cm" svg:height="11.684cm" svg:x="1.098cm" svg:y="2.677cm">
          <table:table table:template-name="sun" table:use-first-column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4"><text:span text:style-name="T11">By value</text:span></text:p>
              </table:table-cell>
              <table:table-cell>
                <text:p text:style-name="P14"><text:span text:style-name="T11">By reference</text:span></text:p>
              </table:table-cell>
              <table:table-cell>
                <text:p text:style-name="P14"><text:span text:style-name="T11">By const reference</text:span></text:p>
              </table:table-cell>
            </table:table-row>
            <table:table-row table:style-name="ro1" table:default-cell-style-name="ce1">
              <table:table-cell table:style-name="ce2">
                <text:p text:style-name="P14"><text:span text:style-name="T12">void f (Point x) {…}</text:span></text:p>
              </table:table-cell>
              <table:table-cell>
                <text:p text:style-name="P14"><text:span text:style-name="T12">void f (Point&amp; x) {…} </text:span></text:p>
              </table:table-cell>
              <table:table-cell>
                <text:p text:style-name="P14"><text:span text:style-name="T12">void f (const Point&amp; x) {…} </text:span></text:p>
              </table:table-cell>
            </table:table-row>
            <table:table-row table:style-name="ro1" table:default-cell-style-name="ce6">
              <table:table-cell table:style-name="ce5">
                <text:p text:style-name="P14"><text:span text:style-name="T46">x is copied</text:span></text:p>
              </table:table-cell>
              <table:table-cell>
                <text:p text:style-name="P14"><text:span text:style-name="T46">x is not copied</text:span></text:p>
              </table:table-cell>
              <table:table-cell>
                <text:p text:style-name="P14"><text:span text:style-name="T46">x is not copied</text:span></text:p>
              </table:table-cell>
            </table:table-row>
            <table:table-row table:style-name="ro1" table:default-cell-style-name="ce6">
              <table:table-cell table:style-name="ce5">
                <text:p text:style-name="P14"><text:span text:style-name="T46">Compiler </text:span><text:span text:style-name="T47">lets</text:span><text:span text:style-name="T46"> f modify x, but changes have no effect outside</text:span></text:p>
              </table:table-cell>
              <table:table-cell>
                <text:p text:style-name="P14"><text:span text:style-name="T46">f can modify x</text:span></text:p>
              </table:table-cell>
              <table:table-cell>
                <text:p text:style-name="P14"><text:span text:style-name="T46">compiler does not let f modify x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כותרת_20_ותוכן" presentation:presentation-page-layout-name="AL2T11" xml:id="id19" draw:id="id19">
        <office:forms form:automatic-focus="false" form:apply-design-mode="false"/>
        <draw:custom-shape draw:name="TextBox 6" draw:style-name="gr8" draw:text-style-name="P29" draw:layer="layout" svg:width="24.341cm" svg:height="18.333cm" svg:x="0.423cm" svg:y="0cm">
          <text:p text:style-name="P20"><text:span text:style-name="T36">Point&amp; add(Point&amp; a, </text:span><text:span text:style-name="T35">const</text:span><text:span text:style-name="T36"> Point&amp; b) </text:span><text:span text:style-name="T36"><text:line-break/></text:span><text:span text:style-name="T36">{ </text:span><text:span text:style-name="T36"><text:line-break/></text:span><text:span text:style-name="T36">   </text:span><text:span text:style-name="T34">// a is reference, b is a const ref </text:span><text:span text:style-name="T34"><text:line-break/></text:span><text:span text:style-name="T34"> <text:s text:c="2"/></text:span><text:span text:style-name="T36">a._x+=b._x; </text:span><text:span text:style-name="T36"><text:line-break/></text:span><text:span text:style-name="T36">   a._y+=b._y; </text:span><text:span text:style-name="T36"><text:line-break/></text:span><text:span text:style-name="T36">   </text:span><text:span text:style-name="T35">return</text:span><text:span text:style-name="T36"> a; </text:span><text:span text:style-name="T36"><text:line-break/></text:span><text:span text:style-name="T36">}</text:span></text:p>
          <text:p text:style-name="P20"><text:span text:style-name="T36"><text:s/></text:span><text:span text:style-name="T36"><text:line-break/></text:span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Point p1(</text:span><text:span text:style-name="T38">2</text:span><text:span text:style-name="T36">,</text:span><text:span text:style-name="T38">3</text:span><text:span text:style-name="T36">), p2(</text:span><text:span text:style-name="T38">4</text:span><text:span text:style-name="T36">,</text:span><text:span text:style-name="T38">5</text:span><text:span text:style-name="T36">), p3(</text:span><text:span text:style-name="T38">0</text:span><text:span text:style-name="T36">,</text:span><text:span text:style-name="T38">1</text:span><text:span text:style-name="T36">); </text:span><text:span text:style-name="T36"><text:line-break/></text:span><text:span text:style-name="T36">   add(add(p1,p2),p3); <text:s text:c="9"/></text:span><text:span text:style-name="T34">// now p1 is (6,9) </text:span><text:span text:style-name="T34"><text:line-break/></text:span><text:span text:style-name="T34"> <text:s text:c="2"/></text:span><text:span text:style-name="T36">cout &lt;&lt; add(p1,p2).getX(); <text:s text:c="2"/></text:span><text:span text:style-name="T34">// note the syntax</text:span></text:p>
          <text:p text:style-name="P20"><text:span text:style-name="T36"><text:s text:c="3"/></text:span><text:span text:style-name="T36">... </text:span><text:span text:style-name="T34"><text:s/></text:span><text:span text:style-name="T34"><text:line-break/></text:span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1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שקופית_20_כותרת" presentation:presentation-page-layout-name="AL1T0" xml:id="id20" draw:id="id2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onst</text:span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variables – like in c" draw:style-name="dp1" draw:master-page-name="כותרת_20_ותוכן" presentation:presentation-page-layout-name="AL2T11" xml:id="id21" draw:id="id2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variables – like in c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2" draw:layer="layout" svg:width="24.129cm" svg:height="15.662cm" svg:x="0.635cm" svg:y="2.752cm" presentation:class="outline" presentation:user-transformed="true">
          <draw:text-box>
            <text:p text:style-name="P23"><text:span text:style-name="T48">int</text:span><text:span text:style-name="T49"> * </text:span><text:span text:style-name="T48">const</text:span><text:span text:style-name="T49"> p1 = &amp;i; </text:span><text:span text:style-name="T50">// a const <text:s/></text:span></text:p>
            <text:p text:style-name="P23"><text:span text:style-name="T50">// pointer to an un-const variable </text:span></text:p>
            <text:list text:style-name="L10">
              <text:list-item>
                <text:p text:style-name="P23"><text:span text:style-name="T49">p1++; </text:span><text:span text:style-name="T50">// c.error </text:span></text:p>
              </text:list-item>
              <text:list-item>
                <text:p text:style-name="P23"><text:span text:style-name="T49">(*p1)++; </text:span><text:span text:style-name="T50">// ok </text:span></text:p>
              </text:list-item>
            </text:list>
            <text:p text:style-name="P23"><text:span text:style-name="T48">const</text:span><text:span text:style-name="T49"> </text:span><text:span text:style-name="T48">int</text:span><text:span text:style-name="T49"> * p2 = &amp;b; </text:span><text:span text:style-name="T50">// an un-const </text:span></text:p>
            <text:p text:style-name="P23"><text:span text:style-name="T50">// pointer to a const variable </text:span></text:p>
            <text:list text:style-name="L11">
              <text:list-item>
                <text:p text:style-name="P23"><text:span text:style-name="T49">p2++; </text:span><text:span text:style-name="T50">// ok</text:span></text:p>
              </text:list-item>
              <text:list-item>
                <text:p text:style-name="P23"><text:span text:style-name="T49">(*p2)++; </text:span><text:span text:style-name="T50">// c.error </text:span></text:p>
              </text:list-item>
            </text:list>
            <text:p text:style-name="P23"><text:span text:style-name="T48">const</text:span><text:span text:style-name="T49"> </text:span><text:span text:style-name="T48">int</text:span><text:span text:style-name="T49"> * </text:span><text:span text:style-name="T48">const</text:span><text:span text:style-name="T49"> p3 = &amp;b; </text:span><text:span text:style-name="T50">// a const // </text:span><text:span text:style-name="T50">pointer to a const variable 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1)" draw:style-name="dp1" draw:master-page-name="כותרת_20_ותוכן" presentation:presentation-page-layout-name="AL2T11" xml:id="id22" draw:id="id22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&amp; functions (1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2" draw:layer="layout" svg:width="24.129cm" svg:height="15.662cm" svg:x="0.635cm" svg:y="2.752cm" presentation:class="outline" presentation:user-transformed="true">
          <draw:text-box>
            <text:p text:style-name="P16"><text:span text:style-name="T24">class</text:span><text:span text:style-name="T25"> A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</text:span><text:span text:style-name="T24">void</text:span><text:span text:style-name="T25"> foo1() </text:span><text:span text:style-name="T24">const</text:span><text:span text:style-name="T25">; </text:span><text:span text:style-name="T25"><text:line-break/></text:span><text:span text:style-name="T25">   </text:span><text:span text:style-name="T24">void</text:span><text:span text:style-name="T25"> foo2(); </text:span><text:span text:style-name="T25"><text:line-break/></text:span><text:span text:style-name="T25">}; </text:span><text:span text:style-name="T25"><text:line-break/></text:span><text:span text:style-name="T24">void</text:span><text:span text:style-name="T25"> A::foo1() </text:span><text:span text:style-name="T24">const</text:span><text:span text:style-name="T25"> </text:span><text:span text:style-name="T25"><text:line-break/></text:span><text:span text:style-name="T25">{ </text:span><text:span text:style-name="T25"><text:line-break/></text:span><text:span text:style-name="T25">} </text:span><text:span text:style-name="T25"><text:line-break/></text:span><text:span text:style-name="T24">void</text:span><text:span text:style-name="T25"> A::foo2() </text:span><text:span text:style-name="T25"><text:line-break/></text:span><text:span text:style-name="T25">{ </text:span><text:span text:style-name="T25"><text:line-break/></text:span><text:span text:style-name="T25">} </text:span></text:p>
          </draw:text-box>
        </draw:frame>
        <draw:line draw:name="Line 4" draw:style-name="gr7" draw:text-style-name="P11" draw:layer="layout" svg:x1="11.804cm" svg:y1="3.598cm" svg:x2="11.893cm" svg:y2="17.846cm">
          <text:p/>
        </draw:line>
        <draw:custom-shape draw:name="Text Box 5" draw:style-name="gr6" draw:text-style-name="P11" draw:layer="layout" svg:width="12.99cm" svg:height="21.856cm" svg:x="11.853cm" svg:y="3.598cm">
          <text:p text:style-name="P20"><text:span text:style-name="T51">int</text:span><text:span text:style-name="T52"> main() </text:span><text:span text:style-name="T52"><text:line-break/></text:span><text:span text:style-name="T52">{ </text:span><text:span text:style-name="T52"><text:line-break/></text:span><text:span text:style-name="T52">   A a; </text:span><text:span text:style-name="T52"><text:line-break/></text:span><text:span text:style-name="T52">   </text:span><text:span text:style-name="T51">const</text:span><text:span text:style-name="T52"> A ca; </text:span><text:span text:style-name="T52"><text:line-break/></text:span><text:span text:style-name="T52">   a.foo1(); </text:span><text:span text:style-name="T52"><text:line-break/></text:span><text:span text:style-name="T52">   a.foo2(); </text:span><text:span text:style-name="T52"><text:line-break/></text:span><text:span text:style-name="T52">   ca.foo1(); </text:span><text:span text:style-name="T52"><text:line-break/></text:span><text:span text:style-name="T52">   </text:span><text:span text:style-name="T53">ca.foo2(); </text:span></text:p>
          <text:p text:style-name="P20"><text:span text:style-name="T53"><text:s text:c="4"/></text:span><text:span text:style-name="T54">// comp. error </text:span><text:span text:style-name="T54"><text:line-break/></text:span><text:span text:style-name="T52">} </text:span><text:span text:style-name="T52"><text:line-break/></text:span><text:span text:style-name="T52"><text:line-break/></text:span><text:span text:style-name="T52"><text:line-break/></text:span><text:span text:style-name="T52"/></text:p>
          <text:p text:style-name="P20"><text:span text:style-name="T52"><text:line-break/></text:span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&amp; functions (2)" draw:style-name="dp1" draw:master-page-name="כותרת_20_ותוכן" presentation:presentation-page-layout-name="AL2T11" xml:id="id23" draw:id="id23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&amp; functions (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2" draw:layer="layout" svg:width="24.129cm" svg:height="15.662cm" svg:x="0.635cm" svg:y="2.752cm" presentation:class="outline" presentation:user-transformed="true">
          <draw:text-box>
            <text:p text:style-name="P23"><text:span text:style-name="T32">class</text:span><text:span text:style-name="T33"> A </text:span><text:span text:style-name="T33"><text:line-break/></text:span><text:span text:style-name="T33">{ </text:span><text:span text:style-name="T33"><text:line-break/></text:span><text:span text:style-name="T32">public</text:span><text:span text:style-name="T33">: </text:span><text:span text:style-name="T33"><text:line-break/></text:span><text:span text:style-name="T33">   </text:span><text:span text:style-name="T32">void</text:span><text:span text:style-name="T33"> foo() </text:span><text:span text:style-name="T32">const</text:span><text:span text:style-name="T33">; </text:span><text:span text:style-name="T33"><text:line-break/></text:span><text:span text:style-name="T33">   </text:span><text:span text:style-name="T32">void</text:span><text:span text:style-name="T33"> foo(); </text:span><text:span text:style-name="T33"><text:line-break/></text:span><text:span text:style-name="T33">}; </text:span><text:span text:style-name="T33"><text:line-break/></text:span><text:span text:style-name="T32">void</text:span><text:span text:style-name="T33"> A::foo() </text:span><text:span text:style-name="T32">const</text:span><text:span text:style-name="T33"> </text:span><text:span text:style-name="T33"><text:line-break/></text:span><text:span text:style-name="T33">{ </text:span><text:span text:style-name="T33"><text:line-break/></text:span><text:span text:style-name="T33">   cout &lt;&lt; </text:span><text:span text:style-name="T55">"const foo\n";</text:span><text:span text:style-name="T33"> </text:span><text:span text:style-name="T33"><text:line-break/></text:span><text:span text:style-name="T33">} </text:span><text:span text:style-name="T33"><text:line-break/></text:span><text:span text:style-name="T32">void</text:span><text:span text:style-name="T33"> A::foo() </text:span><text:span text:style-name="T33"><text:line-break/></text:span><text:span text:style-name="T33">{ </text:span><text:span text:style-name="T33"><text:line-break/></text:span><text:span text:style-name="T33">   cout &lt;&lt; </text:span><text:span text:style-name="T55">"foo\n"</text:span><text:span text:style-name="T33">; </text:span><text:span text:style-name="T33"><text:line-break/></text:span><text:span text:style-name="T33">} </text:span></text:p>
          </draw:text-box>
        </draw:frame>
        <draw:line draw:name="Line 4" draw:style-name="gr7" draw:text-style-name="P11" draw:layer="layout" svg:x1="12.823cm" svg:y1="3.598cm" svg:x2="12.911cm" svg:y2="17.846cm">
          <text:p/>
        </draw:line>
        <draw:custom-shape draw:name="Text Box 5" draw:style-name="gr6" draw:text-style-name="P11" draw:layer="layout" svg:width="11.72cm" svg:height="14.985cm" svg:x="13.123cm" svg:y="3.598cm">
          <text:p text:style-name="P20"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A a; </text:span><text:span text:style-name="T36"><text:line-break/></text:span><text:span text:style-name="T36">   </text:span><text:span text:style-name="T35">const</text:span><text:span text:style-name="T36"> A ca; </text:span><text:span text:style-name="T36"><text:line-break/></text:span><text:span text:style-name="T36">   a.foo (); </text:span><text:span text:style-name="T36"><text:line-break/></text:span><text:span text:style-name="T36">   ca.foo(); </text:span><text:span text:style-name="T36"><text:line-break/></text:span><text:span text:style-name="T36">} </text:span><text:span text:style-name="T36"><text:line-break/></text:span><text:span text:style-name="T36"><text:line-break/></text:span><text:span text:style-name="T36"><text:line-break/></text:span><text:span text:style-name="T36"/></text:p>
          <text:p text:style-name="P20"><text:span text:style-name="T36"><text:line-break/></text:span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4" draw:text-style-name="P43" draw:layer="layout" svg:width="9.842cm" svg:height="4.612cm" svg:x="13.97cm" svg:y="13.794cm">
          <text:p text:style-name="P41"><text:span text:style-name="T56">// output</text:span></text:p>
          <text:p text:style-name="P42"><text:span text:style-name="T57">foo</text:span></text:p>
          <text:p text:style-name="P42"><text:span text:style-name="T57">const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?" draw:style-name="dp1" draw:master-page-name="כותרת_20_ותוכן" presentation:presentation-page-layout-name="AL2T11" xml:id="id24" draw:id="id24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Why?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16"><text:span text:style-name="T58">Overload resolution, again:</text:span></text:p>
            <text:p text:style-name="P44"><text:span text:style-name="T58"/></text:p>
            <text:p text:style-name="P16"><text:span text:style-name="T49">A::foo(A* </text:span><text:span text:style-name="T48">this</text:span><text:span text:style-name="T49">) </text:span><text:span text:style-name="T49"><text:line-break/></text:span><text:span text:style-name="T49"/></text:p>
            <text:p text:style-name="P16"><text:span text:style-name="T49">A::foo(</text:span><text:span text:style-name="T48">const</text:span><text:span text:style-name="T49"> A* </text:span><text:span text:style-name="T48">this</text:span><text:span text:style-name="T49">)</text:span></text:p>
            <text:p text:style-name="P16"><text:span text:style-name="T49"><text:line-break/></text:span><text:span text:style-name="T49"/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 a const ref. to variable" draw:style-name="dp1" draw:master-page-name="כותרת_20_ותוכן" presentation:presentation-page-layout-name="AL2T11" xml:id="id25" draw:id="id25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eturn a const ref. to variab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45" draw:layer="layout" svg:width="24.129cm" svg:height="15.662cm" svg:x="0.635cm" svg:y="2.752cm" presentation:class="outline" presentation:user-transformed="true">
          <draw:text-box>
            <text:p text:style-name="P23"><text:span text:style-name="T32">class</text:span><text:span text:style-name="T33"> Buffer { </text:span><text:span text:style-name="T33"><text:line-break/></text:span><text:span text:style-name="T33">   </text:span><text:span text:style-name="T32">size_t </text:span><text:span text:style-name="T33">_length; </text:span><text:span text:style-name="T33"><text:line-break/></text:span><text:span text:style-name="T33">   </text:span><text:span text:style-name="T32">int</text:span><text:span text:style-name="T33"> *_buf; </text:span></text:p>
            <text:p text:style-name="P23"><text:span text:style-name="T33"><text:line-break/></text:span><text:span text:style-name="T32">public</text:span><text:span text:style-name="T33">: </text:span><text:span text:style-name="T33"><text:line-break/></text:span><text:span text:style-name="T33">   Buffer (</text:span><text:span text:style-name="T32">size_t</text:span><text:span text:style-name="T33"> l): </text:span><text:span text:style-name="T33"><text:line-break/></text:span><text:span text:style-name="T33">   _length (l),</text:span></text:p>
            <text:p text:style-name="P23"><text:span text:style-name="T33"><text:s text:c="3"/></text:span><text:span text:style-name="T33">_buf (</text:span><text:span text:style-name="T32">new</text:span><text:span text:style-name="T33"> </text:span><text:span text:style-name="T32">int</text:span><text:span text:style-name="T33"> [l])  {  } </text:span></text:p>
            <text:p text:style-name="P23"><text:span text:style-name="T33"><text:line-break/></text:span><text:span text:style-name="T33">   </text:span><text:span text:style-name="T32">const</text:span><text:span text:style-name="T33"> </text:span><text:span text:style-name="T32">int</text:span><text:span text:style-name="T33">&amp; get(</text:span><text:span text:style-name="T32">size_t</text:span><text:span text:style-name="T33"> i) </text:span><text:span text:style-name="T32">const</text:span><text:span text:style-name="T33"> { </text:span><text:span text:style-name="T33"><text:line-break/></text:span><text:span text:style-name="T33">      </text:span><text:span text:style-name="T32">return</text:span><text:span text:style-name="T33"> _buf[i]; </text:span><text:span text:style-name="T33"><text:line-break/></text:span><text:span text:style-name="T33">   } </text:span><text:span text:style-name="T33"><text:line-break/></text:span><text:span text:style-name="T33">}; </text:span></text:p>
          </draw:text-box>
        </draw:frame>
        <draw:custom-shape draw:name="Text Box 4" draw:style-name="gr6" draw:text-style-name="P11" draw:layer="layout" svg:width="14.287cm" svg:height="15.186cm" svg:x="12.171cm" svg:y="3.175cm">
          <text:p text:style-name="P20"><text:span text:style-name="T35">int</text:span><text:span text:style-name="T36"> main () </text:span><text:span text:style-name="T36"><text:line-break/></text:span><text:span text:style-name="T36">{ </text:span><text:span text:style-name="T36"><text:line-break/></text:span><text:span text:style-name="T36">   Buffer buf(</text:span><text:span text:style-name="T38">5</text:span><text:span text:style-name="T36">); </text:span><text:span text:style-name="T36"><text:line-break/></text:span><text:span text:style-name="T36">   buf.get(</text:span><text:span text:style-name="T38">0</text:span><text:span text:style-name="T36">) = </text:span><text:span text:style-name="T38">3</text:span><text:span text:style-name="T36">; </text:span><text:span text:style-name="T36"><text:line-break/></text:span><text:span text:style-name="T36"> <text:s text:c="9"/></text:span><text:span text:style-name="T34">// illegal </text:span><text:span text:style-name="T34"><text:line-break/></text:span><text:span text:style-name="T34"> <text:s text:c="2"/></text:span><text:span text:style-name="T36">std::cout &lt;&lt; </text:span></text:p>
          <text:p text:style-name="P20"><text:span text:style-name="T36"><text:s text:c="3"/></text:span><text:span text:style-name="T36">buf.get(</text:span><text:span text:style-name="T38">0</text:span><text:span text:style-name="T36">); </text:span><text:span text:style-name="T36"><text:line-break/></text:span><text:span text:style-name="T36">} </text:span><text:span text:style-name="T36"><text:line-break/></text:span><text:span text:style-name="T36"><text:line-break/></text:span><text:span text:style-name="T36"/></text:p>
          <text:p text:style-name="P20"><text:span text:style-name="T59"><text:line-break/></text:span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11" draw:layer="layout" svg:x1="12.17cm" svg:y1="3.175cm" svg:x2="12.065cm" svg:y2="13.123cm">
          <text:p/>
        </draw:line>
        <draw:custom-shape draw:name="Line Callout 1 1" draw:style-name="gr15" draw:text-style-name="P46" draw:layer="layout" svg:width="4.55cm" svg:height="3.174cm" svg:x="14.471cm" svg:y="14.583cm">
          <text:p text:style-name="P30"><text:span text:style-name="T39">Why</text:span><text:span text:style-name="T39">?</text:span></text:p>
          <draw:enhanced-geometry draw:mirror-horizontal="false" draw:mirror-vertical="false" svg:viewBox="0 0 0 0" draw:text-areas="0 0 ?f4 ?f7" draw:type="ooxml-borderCallout1" draw:modifiers="18750 -8333 -15220 -240046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pointers – like in c" draw:style-name="dp1" draw:master-page-name="כותרת_20_ותוכן" presentation:presentation-page-layout-name="AL2T11" xml:id="id26" draw:id="id26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with pointers – like in c</text:span></text:p>
          </draw:text-box>
        </draw:frame>
        <draw:frame draw:name="מציין מיקום של מספר שקופית 6" presentation:style-name="pr5" draw:text-style-name="P13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47" draw:layer="layout" svg:width="23.706cm" svg:height="15.874cm" svg:x="0.846cm" svg:y="2.54cm" presentation:class="outline" presentation:user-transformed="true">
          <draw:text-box>
            <text:p text:style-name="P23"><text:span text:style-name="T60">class</text:span><text:span text:style-name="T61"> B { </text:span><text:span text:style-name="T60">public</text:span><text:span text:style-name="T61">: </text:span></text:p>
            <text:p text:style-name="P23"><text:span text:style-name="T61"><text:s text:c="3"/></text:span><text:span text:style-name="T60">int</text:span><text:span text:style-name="T61"> _n; </text:span><text:span text:style-name="T61"><text:line-break/></text:span><text:span text:style-name="T61">};</text:span></text:p>
            <text:p text:style-name="P23"><text:span text:style-name="T61"><text:s/></text:span><text:span text:style-name="T61"><text:line-break/></text:span><text:span text:style-name="T60">class</text:span><text:span text:style-name="T61"> A { </text:span><text:span text:style-name="T60">public</text:span><text:span text:style-name="T61">: </text:span><text:span text:style-name="T61"><text:line-break/></text:span><text:span text:style-name="T61">   B* _p; </text:span><text:span text:style-name="T61"><text:line-break/></text:span><text:span text:style-name="T61">   A(); </text:span><text:span text:style-name="T61"><text:line-break/></text:span><text:span text:style-name="T61">   </text:span><text:span text:style-name="T60">void</text:span><text:span text:style-name="T61"> foo() </text:span><text:span text:style-name="T60">const</text:span><text:span text:style-name="T61">; </text:span><text:span text:style-name="T61"><text:line-break/></text:span><text:span text:style-name="T61">};</text:span></text:p>
            <text:p text:style-name="P23"><text:span text:style-name="T61"><text:s/></text:span><text:span text:style-name="T61"><text:line-break/></text:span><text:span text:style-name="T61">A::A() : _p(</text:span><text:span text:style-name="T60">new</text:span><text:span text:style-name="T61"> B) { </text:span><text:span text:style-name="T61"><text:line-break/></text:span><text:span text:style-name="T61">   _p-&gt;_n = </text:span><text:span text:style-name="T62">17</text:span><text:span text:style-name="T61">; </text:span><text:span text:style-name="T61"><text:line-break/></text:span><text:span text:style-name="T61">} </text:span><text:span text:style-name="T61"><text:line-break/></text:span><text:span text:style-name="T61"/></text:p>
          </draw:text-box>
        </draw:frame>
        <draw:line draw:name="Line 4" draw:style-name="gr7" draw:text-style-name="P11" draw:layer="layout" svg:x1="11.853cm" svg:y1="3.108cm" svg:x2="11.893cm" svg:y2="18.415cm">
          <text:p/>
        </draw:line>
        <draw:custom-shape draw:name="Rectangle 6" draw:style-name="gr16" draw:text-style-name="P48" draw:layer="layout" svg:width="11.641cm" svg:height="2.742cm" svg:x="0.254cm" svg:y="15.494cm">
          <text:p text:style-name="P41"><text:span text:style-name="T56">// output</text:span></text:p>
          <text:p text:style-name="P41"><text:span text:style-name="T57">17</text:span></text:p>
          <text:p text:style-name="P41"><text:span text:style-name="T57">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9" draw:layer="layout" svg:width="9.68cm" svg:height="18.402cm" svg:x="13.942cm" svg:y="2.539cm">
          <draw:text-box>
            <text:p text:style-name="P23"><text:span text:style-name="T60">void</text:span><text:span text:style-name="T61"> A::foo() </text:span><text:span text:style-name="T60">const</text:span><text:span text:style-name="T61"> </text:span><text:span text:style-name="T61"><text:line-break/></text:span><text:span text:style-name="T61">{ </text:span><text:span text:style-name="T61"><text:line-break/></text:span><text:span text:style-name="T61">   </text:span><text:span text:style-name="T63">//_p++;//won’t compile <text:s text:c="3"/></text:span><text:span text:style-name="T61">_p-&gt;_n++; </text:span><text:span text:style-name="T63">// this will ! </text:span><text:span text:style-name="T63"><text:line-break/></text:span><text:span text:style-name="T61">} </text:span></text:p>
            <text:p text:style-name="P23"><text:span text:style-name="T61"/></text:p>
            <text:p text:style-name="P23"><text:span text:style-name="T60">int</text:span><text:span text:style-name="T61"> main()</text:span><text:span text:style-name="T61"><text:line-break/></text:span><text:span text:style-name="T61">{ </text:span><text:span text:style-name="T61"><text:line-break/></text:span><text:span text:style-name="T61">   </text:span><text:span text:style-name="T60">const</text:span><text:span text:style-name="T61"> A a; </text:span><text:span text:style-name="T61"><text:line-break/></text:span><text:span text:style-name="T61"> <text:s text:c="2"/>cout &lt;&lt; </text:span><text:span text:style-name="T61"><text:line-break/></text:span><text:span text:style-name="T61"> <text:s text:c="3"/>   a._p-&gt;_n &lt;&lt; endl; </text:span><text:span text:style-name="T61"><text:line-break/></text:span><text:span text:style-name="T61">   a.foo(); </text:span><text:span text:style-name="T61"><text:line-break/></text:span><text:span text:style-name="T61"> <text:s text:c="2"/>cout &lt;&lt; </text:span><text:span text:style-name="T61"><text:line-break/></text:span><text:span text:style-name="T61"> <text:s text:c="2"/>   a._p-&gt;_n &lt;&lt; endl; </text:span></text:p>
            <text:p text:style-name="P23"><text:span text:style-name="T61">}</text:span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 objects with references" draw:style-name="dp1" draw:master-page-name="כותרת_20_ותוכן" presentation:presentation-page-layout-name="AL2T11" xml:id="id27" draw:id="id27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onst objects with references</text:span></text:p>
          </draw:text-box>
        </draw:frame>
        <draw:frame draw:name="מציין מיקום של מספר שקופית 6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23"><text:span text:style-name="T32">class</text:span><text:span text:style-name="T33"> A </text:span><text:span text:style-name="T33"><text:line-break/></text:span><text:span text:style-name="T33">{ </text:span><text:span text:style-name="T33"><text:line-break/></text:span><text:span text:style-name="T32">public</text:span><text:span text:style-name="T33">: </text:span><text:span text:style-name="T33"><text:line-break/></text:span><text:span text:style-name="T33">   </text:span><text:span text:style-name="T32">int</text:span><text:span text:style-name="T33"> &amp; _i; </text:span><text:span text:style-name="T33"><text:line-break/></text:span><text:span text:style-name="T33">   A(</text:span><text:span text:style-name="T32">int</text:span><text:span text:style-name="T33"> &amp;i); </text:span><text:span text:style-name="T33"><text:line-break/></text:span><text:span text:style-name="T33">   </text:span><text:span text:style-name="T32">void</text:span><text:span text:style-name="T33"> foo() </text:span><text:span text:style-name="T32">const</text:span><text:span text:style-name="T33">; </text:span><text:span text:style-name="T33"><text:line-break/></text:span><text:span text:style-name="T33">}; </text:span><text:span text:style-name="T33"><text:line-break/></text:span><text:span text:style-name="T33">A::A(</text:span><text:span text:style-name="T32">int</text:span><text:span text:style-name="T33"> &amp;i) : _i(i) </text:span><text:span text:style-name="T33"><text:line-break/></text:span><text:span text:style-name="T33">{ </text:span><text:span text:style-name="T33"><text:line-break/></text:span><text:span text:style-name="T33">    </text:span><text:span text:style-name="T33"><text:line-break/></text:span><text:span text:style-name="T33">} </text:span><text:span text:style-name="T33"><text:line-break/></text:span><text:span text:style-name="T32">void</text:span><text:span text:style-name="T33"> A::foo() </text:span><text:span text:style-name="T32">const</text:span><text:span text:style-name="T33"> </text:span><text:span text:style-name="T33"><text:line-break/></text:span><text:span text:style-name="T33">{ </text:span><text:span text:style-name="T33"><text:line-break/></text:span><text:span text:style-name="T33">   _i++; </text:span><text:span text:style-name="T33"><text:line-break/></text:span><text:span text:style-name="T33">} </text:span><text:span text:style-name="T33"><text:line-break/></text:span><text:span text:style-name="T32">int</text:span><text:span text:style-name="T33"> main() </text:span><text:span text:style-name="T33"><text:line-break/></text:span><text:span text:style-name="T33">{ </text:span><text:span text:style-name="T33"><text:line-break/></text:span><text:span text:style-name="T33">   </text:span><text:span text:style-name="T32">int</text:span><text:span text:style-name="T33"> i = </text:span><text:span text:style-name="T64">5</text:span><text:span text:style-name="T33">; </text:span><text:span text:style-name="T33"><text:line-break/></text:span><text:span text:style-name="T33">   </text:span><text:span text:style-name="T32">const</text:span><text:span text:style-name="T33"> A a (i); </text:span><text:span text:style-name="T33"><text:line-break/></text:span><text:span text:style-name="T33">   std::cout &lt;&lt; </text:span><text:span text:style-name="T33"><text:line-break/></text:span><text:span text:style-name="T33">   a._i &lt;&lt; std::endl; </text:span><text:span text:style-name="T33"><text:line-break/></text:span><text:span text:style-name="T33">   a.foo(); </text:span><text:span text:style-name="T33"><text:line-break/></text:span><text:span text:style-name="T33">   std::cout &lt;&lt; </text:span><text:span text:style-name="T33"><text:line-break/></text:span><text:span text:style-name="T33">   a._i &lt;&lt; std::endl; </text:span><text:span text:style-name="T33"><text:line-break/></text:span><text:span text:style-name="T33">} </text:span></text:p>
          </draw:text-box>
        </draw:frame>
        <draw:line draw:name="Line 4" draw:style-name="gr7" draw:text-style-name="P11" draw:layer="layout" svg:x1="11.853cm" svg:y1="3.32cm" svg:x2="11.893cm" svg:y2="18.203cm">
          <text:p/>
        </draw:line>
        <draw:custom-shape draw:name="Rectangle 6" draw:style-name="gr18" draw:text-style-name="P50" draw:layer="layout" svg:width="12.382cm" svg:height="2.742cm" svg:x="12.171cm" svg:y="15.663cm">
          <text:p text:style-name="P41"><text:span text:style-name="T56">// output</text:span></text:p>
          <text:p text:style-name="P42"><text:span text:style-name="T57">5</text:span></text:p>
          <text:p text:style-name="P42"><text:span text:style-name="T57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." draw:style-name="dp1" draw:master-page-name="כותרת_20_ותוכן" presentation:presentation-page-layout-name="AL2T11" xml:id="id28" draw:id="id28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Initialization of const and ref.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2" draw:layer="layout" svg:width="24.129cm" svg:height="15.662cm" svg:x="0.635cm" svg:y="2.752cm" presentation:class="outline" presentation:user-transformed="true">
          <draw:text-box>
            <text:p text:style-name="P23"><text:span text:style-name="T32">class</text:span><text:span text:style-name="T33"> A </text:span><text:span text:style-name="T33"><text:line-break/></text:span><text:span text:style-name="T33">{ </text:span><text:span text:style-name="T33"><text:line-break/></text:span><text:span text:style-name="T33">   </text:span><text:span text:style-name="T32">int</text:span><text:span text:style-name="T33">&amp; _a; </text:span><text:span text:style-name="T33"><text:line-break/></text:span><text:span text:style-name="T33">   </text:span><text:span text:style-name="T32">const</text:span><text:span text:style-name="T33"> </text:span><text:span text:style-name="T32">int</text:span><text:span text:style-name="T33"> _b; </text:span><text:span text:style-name="T33"><text:line-break/></text:span><text:span text:style-name="T32">public</text:span><text:span text:style-name="T33">: </text:span><text:span text:style-name="T33"><text:line-break/></text:span><text:span text:style-name="T33">   A(</text:span><text:span text:style-name="T32">int</text:span><text:span text:style-name="T33">&amp; a); </text:span><text:span text:style-name="T33"><text:line-break/></text:span><text:span text:style-name="T33">}; </text:span><text:span text:style-name="T33"><text:line-break/></text:span><text:span text:style-name="T33">A::A(</text:span><text:span text:style-name="T32">int</text:span><text:span text:style-name="T33">&amp; a) </text:span><text:span text:style-name="T33"><text:line-break/></text:span><text:span text:style-name="T33">{ </text:span><text:span text:style-name="T33"><text:line-break/></text:span><text:span text:style-name="T33">   _a = a; </text:span><text:span text:style-name="T33"><text:line-break/></text:span><text:span text:style-name="T33">   _b = </text:span><text:span text:style-name="T64">5</text:span><text:span text:style-name="T33">; </text:span><text:span text:style-name="T33"><text:line-break/></text:span><text:span text:style-name="T33">} </text:span><text:span text:style-name="T33"><text:line-break/></text:span><text:span text:style-name="T33"><text:line-break/></text:span><text:span text:style-name="T33"><text:line-break/></text:span><text:span text:style-name="T33"/></text:p>
            <text:p text:style-name="P23"><text:span text:style-name="T33"><text:line-break/></text:span><text:span text:style-name="T33"/></text:p>
          </draw:text-box>
        </draw:frame>
        <draw:line draw:name="Line 5" draw:style-name="gr7" draw:text-style-name="P11" draw:layer="layout" svg:x1="13.123cm" svg:y1="2.54cm" svg:x2="13.124cm" svg:y2="18.415cm">
          <text:p/>
        </draw:line>
        <draw:custom-shape draw:name="Rectangle 8" draw:style-name="gr19" draw:text-style-name="P52" draw:layer="layout" svg:width="23.185cm" svg:height="5.079cm" svg:x="1.79cm" svg:y="13.97cm">
          <text:p text:style-name="P51"><text:span text:style-name="T65">// compilation error</text:span></text:p>
          <text:p text:style-name="P51"><text:span text:style-name="T66">Const and ref vars must initialized in their declaration (when they are created): </text:span></text:p>
          <text:p text:style-name="P51"><text:span text:style-name="T66">For fields of a class it’s in the initialization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of const and ref" draw:style-name="dp1" draw:master-page-name="כותרת_20_ותוכן" presentation:presentation-page-layout-name="AL2T11" xml:id="id29" draw:id="id29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Initialization of const and ref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22" draw:layer="layout" svg:width="24.129cm" svg:height="15.662cm" svg:x="0.635cm" svg:y="2.752cm" presentation:class="outline" presentation:user-transformed="true">
          <draw:text-box>
            <text:p text:style-name="P23"><text:span text:style-name="T32">class</text:span><text:span text:style-name="T33"> A </text:span><text:span text:style-name="T33"><text:line-break/></text:span><text:span text:style-name="T33">{ </text:span><text:span text:style-name="T33"><text:line-break/></text:span><text:span text:style-name="T33">   </text:span><text:span text:style-name="T32">int</text:span><text:span text:style-name="T33">&amp; _a; </text:span><text:span text:style-name="T33"><text:line-break/></text:span><text:span text:style-name="T33">   </text:span><text:span text:style-name="T32">const</text:span><text:span text:style-name="T33"> </text:span><text:span text:style-name="T32">int</text:span><text:span text:style-name="T33"> _b; </text:span><text:span text:style-name="T33"><text:line-break/></text:span><text:span text:style-name="T32">public</text:span><text:span text:style-name="T33">: </text:span><text:span text:style-name="T33"><text:line-break/></text:span><text:span text:style-name="T33">   A(</text:span><text:span text:style-name="T32">int</text:span><text:span text:style-name="T33">&amp; a); </text:span><text:span text:style-name="T33"><text:line-break/></text:span><text:span text:style-name="T33">}; </text:span><text:span text:style-name="T33"><text:line-break/></text:span><text:span text:style-name="T33">A::A(</text:span><text:span text:style-name="T32">int</text:span><text:span text:style-name="T33">&amp; a) </text:span><text:span text:style-name="T33"><text:line-break/></text:span><text:span text:style-name="T33">{ </text:span><text:span text:style-name="T33"><text:line-break/></text:span><text:span text:style-name="T33">   _a = a; </text:span><text:span text:style-name="T33"><text:line-break/></text:span><text:span text:style-name="T33">   _b = </text:span><text:span text:style-name="T64">5</text:span><text:span text:style-name="T33">; </text:span><text:span text:style-name="T33"><text:line-break/></text:span><text:span text:style-name="T33">} </text:span><text:span text:style-name="T33"><text:line-break/></text:span><text:span text:style-name="T33"><text:line-break/></text:span><text:span text:style-name="T33"><text:line-break/></text:span><text:span text:style-name="T33"/></text:p>
            <text:p text:style-name="P23"><text:span text:style-name="T33"><text:line-break/></text:span><text:span text:style-name="T33"/></text:p>
          </draw:text-box>
        </draw:frame>
        <draw:line draw:name="Line 5" draw:style-name="gr7" draw:text-style-name="P11" draw:layer="layout" svg:x1="13.123cm" svg:y1="2.54cm" svg:x2="13.124cm" svg:y2="18.415cm">
          <text:p/>
        </draw:line>
        <draw:custom-shape draw:name="Rectangle 8" draw:style-name="gr20" draw:text-style-name="P53" draw:layer="layout" svg:width="11.12cm" svg:height="5.079cm" svg:x="1.79cm" svg:y="13.97cm">
          <text:p text:style-name="P51"><text:span text:style-name="T65">// compilation 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1" draw:text-style-name="P11" draw:layer="layout" svg:width="11.641cm" svg:height="14.181cm" svg:x="13.758cm" svg:y="2.54cm">
          <text:p text:style-name="P18"><text:span text:style-name="T35">class</text:span><text:span text:style-name="T36"> A </text:span><text:span text:style-name="T36"><text:line-break/></text:span><text:span text:style-name="T36">{ </text:span><text:span text:style-name="T36"><text:line-break/></text:span><text:span text:style-name="T36">   </text:span><text:span text:style-name="T35">int</text:span><text:span text:style-name="T36">&amp; _a; </text:span><text:span text:style-name="T36"><text:line-break/></text:span><text:span text:style-name="T36">   </text:span><text:span text:style-name="T35">const</text:span><text:span text:style-name="T36"> </text:span><text:span text:style-name="T35">int</text:span><text:span text:style-name="T36"> _b; </text:span><text:span text:style-name="T36"><text:line-break/></text:span><text:span text:style-name="T35">public</text:span><text:span text:style-name="T36">: </text:span><text:span text:style-name="T36"><text:line-break/></text:span><text:span text:style-name="T36">   A(</text:span><text:span text:style-name="T35">int</text:span><text:span text:style-name="T36">&amp; a); </text:span><text:span text:style-name="T36"><text:line-break/></text:span><text:span text:style-name="T36">}; </text:span><text:span text:style-name="T36"><text:line-break/></text:span><text:span text:style-name="T36">A::A(</text:span><text:span text:style-name="T35">int</text:span><text:span text:style-name="T36">&amp; a) <text:s/></text:span><text:span text:style-name="T36"><text:line-break/></text:span><text:span text:style-name="T36"> : _a(a), _b(</text:span><text:span text:style-name="T38">5</text:span><text:span text:style-name="T36">) </text:span><text:span text:style-name="T36"><text:line-break/></text:span><text:span text:style-name="T36">{ </text:span><text:span text:style-name="T36"><text:line-break/></text:span><text:span text:style-name="T36">} </text:span><text:span text:style-name="T36"><text:line-break/></text:span><text:span text:style-name="T36"><text:line-break/></text:span><text:span text:style-name="T36"><text:line-break/></text:span><text:span text:style-name="T36"/></text:p>
          <text:p text:style-name="P18"><text:span text:style-name="T59"><text:line-break/></text:span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" draw:text-style-name="P54" draw:layer="layout" svg:width="11.12cm" svg:height="5.079cm" svg:x="13.758cm" svg:y="13.97cm">
          <text:p text:style-name="P51"><text:span text:style-name="T67">// compiles 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23" draw:text-style-name="P11" draw:layer="layout" svg:width="7.407cm" svg:height="1.057cm" svg:x="13.758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" draw:style-name="dp1" draw:master-page-name="כותרת_20_ותוכן" presentation:presentation-page-layout-name="AL2T11" xml:id="id30" draw:id="id30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2" draw:layer="layout" svg:width="23.706cm" svg:height="15.874cm" svg:x="0.847cm" svg:y="2.54cm" presentation:class="outline" presentation:user-transformed="true">
          <draw:text-box>
            <text:list text:style-name="L12">
              <text:list-item>
                <text:p text:style-name="P55"><text:span text:style-name="T68">mutable </text:span><text:span text:style-name="T69">means that a variable can be changed by a const function (even if the </text:span><text:span text:style-name="T69">object is const)</text:span></text:p>
              </text:list-item>
              <text:list-item>
                <text:p text:style-name="P55"><text:span text:style-name="T69">Can be applied only to </text:span><text:span text:style-name="T70">non-static and non-const data members of a class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1" draw:style-name="dp1" draw:master-page-name="כותרת_20_ותוכן" presentation:presentation-page-layout-name="AL2T11" xml:id="id31" draw:id="id31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example #1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16"><text:span text:style-name="T68">class</text:span><text:span text:style-name="T71"> X</text:span></text:p>
            <text:p text:style-name="P16"><text:span text:style-name="T71">{ </text:span><text:span text:style-name="T71"><text:line-break/></text:span><text:span text:style-name="T68">public</text:span><text:span text:style-name="T71">:</text:span></text:p>
            <text:p text:style-name="P16"><text:span text:style-name="T71"><text:s text:c="2"/></text:span><text:span text:style-name="T71">...</text:span></text:p>
            <text:p text:style-name="P16"><text:span text:style-name="T71"><text:s text:c="2"/></text:span><text:span text:style-name="T71">X() : _fooAccessCount(0) {}</text:span></text:p>
            <text:p text:style-name="P16"><text:span text:style-name="T71"> </text:span></text:p>
            <text:p text:style-name="P16"><text:span text:style-name="T71">  </text:span><text:span text:style-name="T68">bool</text:span><text:span text:style-name="T71"> foo() </text:span><text:span text:style-name="T68">const</text:span><text:span text:style-name="T71"> </text:span><text:span text:style-name="T71"><text:line-break/></text:span><text:span text:style-name="T71">   { </text:span><text:span text:style-name="T71"><text:line-break/></text:span><text:span text:style-name="T71">      ++_fooAccessCount;</text:span></text:p>
            <text:p text:style-name="P16"><text:span text:style-name="T71"><text:s text:c="6"/></text:span><text:span text:style-name="T71">... </text:span><text:span text:style-name="T71"><text:line-break/></text:span><text:span text:style-name="T71">   } </text:span></text:p>
            <text:p text:style-name="P16"><text:span text:style-name="T71"><text:s text:c="3"/></text:span><text:span text:style-name="T68">unsigned int </text:span><text:span text:style-name="T71">fooAccessCount() { return _fooAccessCount; }</text:span><text:span text:style-name="T71"><text:line-break/></text:span><text:span text:style-name="T71"/></text:p>
            <text:p text:style-name="P16"><text:span text:style-name="T68">private</text:span><text:span text:style-name="T71">: </text:span><text:span text:style-name="T71"><text:line-break/></text:span><text:span text:style-name="T71">   </text:span><text:span text:style-name="T68">mutable unsigned int </text:span><text:span text:style-name="T71">_fooAccessCount; </text:span><text:span text:style-name="T71"><text:line-break/></text:span><text:span text:style-name="T71">}; </text:span><text:span text:style-name="T71"><text:line-break/></text:span><text:span text:style-name="T71"/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table: example #2" draw:style-name="dp1" draw:master-page-name="כותרת_20_ותוכן" presentation:presentation-page-layout-name="AL2T11" xml:id="id32" draw:id="id32">
        <office:forms form:automatic-focus="false" form:apply-design-mode="false"/>
        <draw:frame draw:name="כותרת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mutable: example #2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3" presentation:style-name="pr7" draw:text-style-name="P22" draw:layer="layout" svg:width="23.706cm" svg:height="15.874cm" svg:x="0.847cm" svg:y="2.54cm" presentation:class="outline" presentation:user-transformed="true">
          <draw:text-box>
            <text:p text:style-name="P16"><text:span text:style-name="T68">class</text:span><text:span text:style-name="T71"> Shape</text:span></text:p>
            <text:p text:style-name="P16"><text:span text:style-name="T71">{ </text:span><text:span text:style-name="T71"><text:line-break/></text:span><text:span text:style-name="T68">public</text:span><text:span text:style-name="T71">:</text:span></text:p>
            <text:p text:style-name="P16"><text:span text:style-name="T71"><text:s text:c="2"/></text:span><text:span text:style-name="T71">...</text:span></text:p>
            <text:p text:style-name="P16"><text:span text:style-name="T68"><text:s text:c="2"/></text:span><text:span text:style-name="T68">void </text:span><text:span text:style-name="T71">set...(...) { _areaNeedUpdate= </text:span><text:span text:style-name="T68">true</text:span><text:span text:style-name="T71">; ... }</text:span><text:span text:style-name="T68"> </text:span><text:span text:style-name="T71">  </text:span></text:p>
            <text:p text:style-name="P16"><text:span text:style-name="T68"><text:s text:c="2"/></text:span><text:span text:style-name="T68">double</text:span><text:span text:style-name="T71"> area() </text:span><text:span text:style-name="T68">const</text:span><text:span text:style-name="T71"> </text:span><text:span text:style-name="T71"><text:line-break/></text:span><text:span text:style-name="T71">   { </text:span><text:span text:style-name="T71"><text:line-break/></text:span><text:span text:style-name="T71">      if (_areaNeedUpdate) {</text:span></text:p>
            <text:p text:style-name="P16"><text:span text:style-name="T71"><text:s text:c="9"/></text:span><text:span text:style-name="T71">...</text:span></text:p>
            <text:p text:style-name="P16"><text:span text:style-name="T71"><text:s text:c="9"/></text:span><text:span text:style-name="T71">_areaNeedUpdate= </text:span><text:span text:style-name="T68">false</text:span><text:span text:style-name="T71">;</text:span></text:p>
            <text:p text:style-name="P16"><text:span text:style-name="T71"><text:s text:c="6"/></text:span><text:span text:style-name="T71">}</text:span></text:p>
            <text:p text:style-name="P16"><text:span text:style-name="T71"><text:s text:c="6"/></text:span><text:span text:style-name="T71">return _area; </text:span><text:span text:style-name="T71"><text:line-break/></text:span><text:span text:style-name="T71">   } </text:span></text:p>
            <text:p text:style-name="P16"><text:span text:style-name="T68">private</text:span><text:span text:style-name="T71">: </text:span><text:span text:style-name="T71"><text:line-break/></text:span><text:span text:style-name="T71">   </text:span><text:span text:style-name="T68">mutable bool </text:span><text:span text:style-name="T71">_areaNeedUpdate= </text:span><text:span text:style-name="T68">true</text:span><text:span text:style-name="T71">;</text:span></text:p>
            <text:p text:style-name="P16"><text:span text:style-name="T71"><text:s text:c="3"/></text:span><text:span text:style-name="T68">mutable double </text:span><text:span text:style-name="T71">_area;</text:span><text:span text:style-name="T71"><text:line-break/></text:span><text:span text:style-name="T71">}; </text:span><text:span text:style-name="T71"><text:line-break/></text:span><text:span text:style-name="T71"/></text:p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כותרת_20_ותוכן" presentation:presentation-page-layout-name="AL2T11" xml:id="id33" draw:id="id33">
        <office:forms form:automatic-focus="false" form:apply-design-mode="false"/>
        <draw:frame presentation:style-name="pr11" draw:text-style-name="P57" draw:layer="layout" svg:width="23.706cm" svg:height="1.776cm" svg:x="0.847cm" svg:y="0.763cm" presentation:class="title" presentation:user-transformed="true">
          <draw:text-box>
            <text:p text:style-name="P56"><text:span text:style-name="T72">Copy Constructor</text:span><text:span text:style-name="T73"> (folder 2)</text:span></text:p>
          </draw:text-box>
        </draw:frame>
        <draw:frame draw:style-name="gr24" draw:text-style-name="P58" draw:layer="layout" svg:width="23.368cm" svg:height="7.361cm" svg:x="1.016cm" svg:y="3.556cm">
          <draw:text-box>
            <text:list text:style-name="L1">
              <text:list-item>
                <text:p><text:span text:style-name="T74">Called whenever an object of type T is copied.</text:span></text:p>
              </text:list-item>
              <text:list-item>
                <text:p><text:span text:style-name="T74">Copy Constructor to class T</text:span><text:span text:style-name="T74"><text:line-break/></text:span><text:span text:style-name="T74">gets as argument </text:span><text:span text:style-name="T75">const T&amp;</text:span><text:span text:style-name="T74">.</text:span></text:p>
              </text:list-item>
              <text:list-item>
                <text:p><text:span text:style-name="T76">Why?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1" svg:font-family="Consolas"/>
    <style:font-face style:name="Arial5" svg:font-family="Arial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2" draw:display-name="msFillBitmap 12" xlink:href="Pictures/100000000000001000000001D32C84ABC71FCAFD.png" xlink:type="simple" xlink:show="embed" xlink:actuate="onLoad"/>
    <draw:fill-image draw:name="msFillBitmap_20_13" draw:display-name="msFillBitmap 13" xlink:href="Pictures/100000000000001000000001D32C84ABC71FCAFD.png" xlink:type="simple" xlink:show="embed" xlink:actuate="onLoad"/>
    <draw:fill-image draw:name="msFillBitmap_20_14" draw:display-name="msFillBitmap 14" xlink:href="Pictures/100000000000001000000001D32C84ABC71FCAFD.png" xlink:type="simple" xlink:show="embed" xlink:actuate="onLoad"/>
    <draw:fill-image draw:name="msFillBitmap_20_15" draw:display-name="msFillBitmap 15" xlink:href="Pictures/100000000000001000000001D32C84ABC71FCAFD.png" xlink:type="simple" xlink:show="embed" xlink:actuate="onLoad"/>
    <draw:fill-image draw:name="msFillBitmap_20_16" draw:display-name="msFillBitmap 16" xlink:href="Pictures/100000000000001000000001D32C84ABC71FCAFD.png" xlink:type="simple" xlink:show="embed" xlink:actuate="onLoad"/>
    <draw:fill-image draw:name="msFillBitmap_20_17" draw:display-name="msFillBitmap 17" xlink:href="Pictures/100000000000001000000001D32C84ABC71FCAFD.png" xlink:type="simple" xlink:show="embed" xlink:actuate="onLoad"/>
    <draw:fill-image draw:name="msFillBitmap_20_18" draw:display-name="msFillBitmap 18" xlink:href="Pictures/100000000000001000000001D32C84ABC71FCAFD.png" xlink:type="simple" xlink:show="embed" xlink:actuate="onLoad"/>
    <draw:fill-image draw:name="msFillBitmap_20_19" draw:display-name="msFillBitmap 19" xlink:href="Pictures/100000000000001000000001D32C84ABC71FCAF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19">19/3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</text:span><text:span text:style-name="MT4">סגנון 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</text:span><text:span text:style-name="MT5">סגנון 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3-19">19/3/18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</text:span><text:span text:style-name="MT4">סגנון כותרת של </text:span><text:span text:style-name="MT4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34</meta:editing-cycles>
    <meta:print-date>1999-11-04T13:06:28</meta:print-date>
    <meta:creation-date>1999-10-10T10:49:40</meta:creation-date>
    <dc:date>2018-03-19T10:19:52.159946107</dc:date>
    <meta:editing-duration>P27DT8H20M50S</meta:editing-duration>
    <meta:generator>LibreOffice/5.1.6.2$Linux_X86_64 LibreOffice_project/10m0$Build-2</meta:generator>
    <meta:document-statistic meta:object-count="257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